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4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amma_100eV" table:style-name="ta1">
        <table:shapes>
          <draw:frame draw:z-index="0" draw:style-name="gr1" draw:text-style-name="P1" svg:width="31.232cm" svg:height="20.346cm" svg:x="5.091cm" svg:y="0cm">
            <draw:object draw:notify-on-update-of-ranges="gamma_100eV.I5:gamma_100eV.I104 gamma_100eV.B5:gamma_100eV.B104 gamma_100eV.B3:gamma_100eV.B3 gamma_100eV.C5:gamma_100eV.C104 gamma_100eV.K5:gamma_100eV.K104 gamma_100eV.K3:gamma_100eV.K3 gamma_100eV.L5:gamma_100eV.L104 gamma_100eV.Q5:gamma_100eV.Q104 gamma_100eV.Q3:gamma_100eV.Q3 gamma_100eV.R5:gamma_100eV.R104 gamma_100eV.N5:gamma_100eV.N104 gamma_100eV.N3:gamma_100eV.N3 gamma_100eV.O5:gamma_100eV.O104 gamma_100eV.T5:gamma_100eV.T104 gamma_100eV.T3:gamma_100eV.T3 gamma_100eV.U5:gamma_100eV.U104 gamma_100eV.W5:gamma_100eV.W104 gamma_100eV.X3:gamma_100eV.X3 gamma_100eV.X5:gamma_100eV.X104 gamma_100eV.E5:gamma_100eV.E104 gamma_100eV.E3:gamma_100eV.E3 gamma_100eV.F5:gamma_100eV.F104 gamma_100eV.H5:gamma_100eV.H104 gamma_100eV.H3:gamma_100eV.H3 gamma_100eV.I5:gamma_100eV.I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0" table:default-cell-style-name="Default"/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<text:s text:c="2"/>1D histogram 1: Edep (MeV/mm) along absorb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100 eV</text:p>
          </table:table-cell>
          <table:table-cell table:number-columns-repeated="2"/>
          <table:table-cell office:value-type="string" calcext:value-type="string">
            <text:p>1 keV</text:p>
          </table:table-cell>
          <table:table-cell table:number-columns-repeated="2"/>
          <table:table-cell office:value-type="string" calcext:value-type="string">
            <text:p>10 keV</text:p>
          </table:table-cell>
          <table:table-cell table:number-columns-repeated="2"/>
          <table:table-cell office:value-type="string" calcext:value-type="string">
            <text:p>15 keV</text:p>
          </table:table-cell>
          <table:table-cell table:number-columns-repeated="2"/>
          <table:table-cell office:value-type="string" calcext:value-type="string">
            <text:p>20 keV</text:p>
          </table:table-cell>
          <table:table-cell table:number-columns-repeated="2"/>
          <table:table-cell office:value-type="string" calcext:value-type="string">
            <text:p>30 keV</text:p>
          </table:table-cell>
          <table:table-cell table:number-columns-repeated="2"/>
          <table:table-cell office:value-type="string" calcext:value-type="string">
            <text:p>50 KeV</text:p>
          </table:table-cell>
          <table:table-cell table:number-columns-repeated="3"/>
          <table:table-cell office:value-type="string" calcext:value-type="string">
            <text:p>100 keV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  <table:table-cell/>
          <table:table-cell office:value-type="string" calcext:value-type="string">
            <text:p><text:s text:c="5"/>X </text:p>
          </table:table-cell>
          <table:table-cell table:number-columns-repeated="2"/>
          <table:table-cell office:value-type="string" calcext:value-type="string">
            <text:p><text:s text:c="5"/>X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<text:s text:c="5"/>X </text:p>
          </table:table-cell>
          <table:table-cell table:number-columns-repeated="2"/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Bin Heigh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0009999" calcext:value-type="float">
            <text:p>9.999E-0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09999" calcext:value-type="float">
            <text:p>0.000999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393348" calcext:value-type="float">
            <text:p>0.0039334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1902562" calcext:value-type="float">
            <text:p>0.00190256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1176324" calcext:value-type="float">
            <text:p>0.00117632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05274404" calcext:value-type="float">
            <text:p>0.000527440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03122381" calcext:value-type="float">
            <text:p>0.000312238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03429653" calcext:value-type="float">
            <text:p>0.0003429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02379893" calcext:value-type="float">
            <text:p>0.00237989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01700474" calcext:value-type="float">
            <text:p>0.00170047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01090942" calcext:value-type="float">
            <text:p>0.00109094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005472902" calcext:value-type="float">
            <text:p>0.000547290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003059923" calcext:value-type="float">
            <text:p>0.000305992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00325297" calcext:value-type="float">
            <text:p>0.0003252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001381777" calcext:value-type="float">
            <text:p>0.00138177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001529894" calcext:value-type="float">
            <text:p>0.00152989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00103787" calcext:value-type="float">
            <text:p>0.0010378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0005239132" calcext:value-type="float">
            <text:p>0.000523913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0003075663" calcext:value-type="float">
            <text:p>0.000307566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000381163" calcext:value-type="float">
            <text:p>0.0003811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0008785867" calcext:value-type="float">
            <text:p>0.000878586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001301844" calcext:value-type="float">
            <text:p>0.00130184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0009339639" calcext:value-type="float">
            <text:p>0.000933963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0005809182" calcext:value-type="float">
            <text:p>0.000580918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0003185805" calcext:value-type="float">
            <text:p>0.000318580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0003228498" calcext:value-type="float">
            <text:p>0.00032284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0005340117" calcext:value-type="float">
            <text:p>0.000534011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001191915" calcext:value-type="float">
            <text:p>0.00119191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0009721457" calcext:value-type="float">
            <text:p>0.000972145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0006251118" calcext:value-type="float">
            <text:p>0.000625111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0003341756" calcext:value-type="float">
            <text:p>0.000334175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0003529159" calcext:value-type="float">
            <text:p>0.00035291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0003470169" calcext:value-type="float">
            <text:p>0.000347016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0009710202" calcext:value-type="float">
            <text:p>0.000971020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0009410774" calcext:value-type="float">
            <text:p>0.000941077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0005710559" calcext:value-type="float">
            <text:p>0.000571055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0002883287" calcext:value-type="float">
            <text:p>0.000288328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0002650164" calcext:value-type="float">
            <text:p>0.00026501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0001711032" calcext:value-type="float">
            <text:p>0.000171103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0008319147" calcext:value-type="float">
            <text:p>0.000831914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0008043082" calcext:value-type="float">
            <text:p>0.000804308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0005153645" calcext:value-type="float">
            <text:p>0.000515364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0003430777" calcext:value-type="float">
            <text:p>0.000343077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0003397385" calcext:value-type="float">
            <text:p>0.00033973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0001249398" calcext:value-type="float">
            <text:p>0.000124939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000777978" calcext:value-type="float">
            <text:p>0.00077797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0007801106" calcext:value-type="float">
            <text:p>0.000780110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0005887897" calcext:value-type="float">
            <text:p>0.0005887897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0003574831" calcext:value-type="float">
            <text:p>0.000357483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0003505102" calcext:value-type="float">
            <text:p>0.00035051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0000680122" calcext:value-type="float">
            <text:p>6.80122E-0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0006134038" calcext:value-type="float">
            <text:p>0.0006134038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0007039956" calcext:value-type="float">
            <text:p>0.0007039956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0005563147" calcext:value-type="float">
            <text:p>0.000556314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0003290185" calcext:value-type="float">
            <text:p>0.000329018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0003423119" calcext:value-type="float">
            <text:p>0.00034231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00004986292" calcext:value-type="float">
            <text:p>4.986292E-0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0005353577" calcext:value-type="float">
            <text:p>0.000535357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0007013138" calcext:value-type="float">
            <text:p>0.000701313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0004921406" calcext:value-type="float">
            <text:p>0.000492140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0003266421" calcext:value-type="float">
            <text:p>0.000326642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0003114174" calcext:value-type="float">
            <text:p>0.00031141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.00002508083" calcext:value-type="float">
            <text:p>2.508083E-05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.0005000521" calcext:value-type="float">
            <text:p>0.000500052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.0006378629" calcext:value-type="float">
            <text:p>0.0006378629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.0005150022" calcext:value-type="float">
            <text:p>0.0005150022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.0003092018" calcext:value-type="float">
            <text:p>0.0003092018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.0003620327" calcext:value-type="float">
            <text:p>0.00036203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.00001002536" calcext:value-type="float">
            <text:p>1.002536E-05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.000384415" calcext:value-type="float">
            <text:p>0.000384415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.0006105648" calcext:value-type="float">
            <text:p>0.0006105648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.0005127107" calcext:value-type="float">
            <text:p>0.0005127107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.0002928668" calcext:value-type="float">
            <text:p>0.0002928668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0.0003169819" calcext:value-type="float">
            <text:p>0.00031698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.000008" calcext:value-type="float">
            <text:p>8E-06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.0003558025" calcext:value-type="float">
            <text:p>0.0003558025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.0005571718" calcext:value-type="float">
            <text:p>0.0005571718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.000469115" calcext:value-type="float">
            <text:p>0.000469115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.0003033047" calcext:value-type="float">
            <text:p>0.0003033047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.0003349296" calcext:value-type="float">
            <text:p>0.00033492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0.000006" calcext:value-type="float">
            <text:p>6E-06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0.0002714865" calcext:value-type="float">
            <text:p>0.000271486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0.0004380305" calcext:value-type="float">
            <text:p>0.00043803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0.0004501686" calcext:value-type="float">
            <text:p>0.0004501686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0.0003585092" calcext:value-type="float">
            <text:p>0.0003585092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0.0003435819" calcext:value-type="float">
            <text:p>0.00034358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.000002" calcext:value-type="float">
            <text:p>2E-06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.0002131584" calcext:value-type="float">
            <text:p>0.0002131584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.0004607716" calcext:value-type="float">
            <text:p>0.0004607716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.0004912093" calcext:value-type="float">
            <text:p>0.0004912093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.0003105526" calcext:value-type="float">
            <text:p>0.0003105526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.0003351376" calcext:value-type="float">
            <text:p>0.00033513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0.00000492033" calcext:value-type="float">
            <text:p>4.92033E-06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0.0002523391" calcext:value-type="float">
            <text:p>0.0002523391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0.0004674392" calcext:value-type="float">
            <text:p>0.0004674392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0.0004567266" calcext:value-type="float">
            <text:p>0.0004567266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0.0002593224" calcext:value-type="float">
            <text:p>0.0002593224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0.0003445522" calcext:value-type="float">
            <text:p>0.00034455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0.000002" calcext:value-type="float">
            <text:p>2E-06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0.000171108" calcext:value-type="float">
            <text:p>0.000171108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0.0004525369" calcext:value-type="float">
            <text:p>0.0004525369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0.0004269207" calcext:value-type="float">
            <text:p>0.0004269207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0.0003064482" calcext:value-type="float">
            <text:p>0.0003064482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0.0004104216" calcext:value-type="float">
            <text:p>0.00041042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.00000107967" calcext:value-type="float">
            <text:p>1.07967E-06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.0001533232" calcext:value-type="float">
            <text:p>0.0001533232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.0003919738" calcext:value-type="float">
            <text:p>0.0003919738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.0004352202" calcext:value-type="float">
            <text:p>0.0004352202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.0002904225" calcext:value-type="float">
            <text:p>0.0002904225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.0003430313" calcext:value-type="float">
            <text:p>0.00034303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0.0001633744" calcext:value-type="float">
            <text:p>0.0001633744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0.0004406049" calcext:value-type="float">
            <text:p>0.0004406049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0.0004587824" calcext:value-type="float">
            <text:p>0.0004587824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0.0003296797" calcext:value-type="float">
            <text:p>0.0003296797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0.0003343133" calcext:value-type="float">
            <text:p>0.00033431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0.0001052233" calcext:value-type="float">
            <text:p>0.000105223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0.0003533892" calcext:value-type="float">
            <text:p>0.0003533892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0.0004050776" calcext:value-type="float">
            <text:p>0.0004050776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0.000311122" calcext:value-type="float">
            <text:p>0.000311122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0.000344768" calcext:value-type="float">
            <text:p>0.000344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0.0001183289" calcext:value-type="float">
            <text:p>0.0001183289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0.0003633103" calcext:value-type="float">
            <text:p>0.0003633103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0.0003266131" calcext:value-type="float">
            <text:p>0.0003266131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0.0002987144" calcext:value-type="float">
            <text:p>0.0002987144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0.0003129929" calcext:value-type="float">
            <text:p>0.00031299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0.00008849939" calcext:value-type="float">
            <text:p>8.849939E-05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0.0003503176" calcext:value-type="float">
            <text:p>0.0003503176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0.0004382512" calcext:value-type="float">
            <text:p>0.0004382512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0.0003291751" calcext:value-type="float">
            <text:p>0.0003291751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0.000334138" calcext:value-type="float">
            <text:p>0.0003341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.00008240428" calcext:value-type="float">
            <text:p>8.240428E-05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.0002677731" calcext:value-type="float">
            <text:p>0.000267773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.0003774158" calcext:value-type="float">
            <text:p>0.0003774158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.0002788069" calcext:value-type="float">
            <text:p>0.0002788069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.0003573475" calcext:value-type="float">
            <text:p>0.00035734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.00006277992" calcext:value-type="float">
            <text:p>6.277992E-05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.000295995" calcext:value-type="float">
            <text:p>0.000295995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.0003835163" calcext:value-type="float">
            <text:p>0.0003835163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.0002964608" calcext:value-type="float">
            <text:p>0.0002964608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0.0003110748" calcext:value-type="float">
            <text:p>0.00031107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.00005691789" calcext:value-type="float">
            <text:p>5.691789E-05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.0002628454" calcext:value-type="float">
            <text:p>0.0002628454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.0003519231" calcext:value-type="float">
            <text:p>0.0003519231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.0002672904" calcext:value-type="float">
            <text:p>0.0002672904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0.0003242394" calcext:value-type="float">
            <text:p>0.00032423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.00004792024" calcext:value-type="float">
            <text:p>4.792024E-05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.0002452778" calcext:value-type="float">
            <text:p>0.0002452778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.0003456657" calcext:value-type="float">
            <text:p>0.0003456657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.0002568992" calcext:value-type="float">
            <text:p>0.0002568992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.0003125249" calcext:value-type="float">
            <text:p>0.00031252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.00005542564" calcext:value-type="float">
            <text:p>5.542564E-05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.0002437907" calcext:value-type="float">
            <text:p>0.0002437907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.0003192869" calcext:value-type="float">
            <text:p>0.0003192869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.000309317" calcext:value-type="float">
            <text:p>0.000309317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0.0003543697" calcext:value-type="float">
            <text:p>0.00035436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.00003148799" calcext:value-type="float">
            <text:p>3.148799E-05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.0002035179" calcext:value-type="float">
            <text:p>0.0002035179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.0003431061" calcext:value-type="float">
            <text:p>0.000343106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.0002718631" calcext:value-type="float">
            <text:p>0.000271863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.0002900707" calcext:value-type="float">
            <text:p>0.00029007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.00003132616" calcext:value-type="float">
            <text:p>3.132616E-05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.0001588589" calcext:value-type="float">
            <text:p>0.0001588589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.0003312279" calcext:value-type="float">
            <text:p>0.0003312279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.0002776739" calcext:value-type="float">
            <text:p>0.0002776739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0.0003409509" calcext:value-type="float">
            <text:p>0.00034095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0.00002399656" calcext:value-type="float">
            <text:p>2.399656E-05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0.0001746492" calcext:value-type="float">
            <text:p>0.0001746492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0.0003279" calcext:value-type="float">
            <text:p>0.0003279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0.0003037127" calcext:value-type="float">
            <text:p>0.0003037127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0.0003346981" calcext:value-type="float">
            <text:p>0.00033469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5" calcext:value-type="float">
            <text:p>3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.00002536739" calcext:value-type="float">
            <text:p>2.536739E-05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.0001779914" calcext:value-type="float">
            <text:p>0.0001779914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.0003297733" calcext:value-type="float">
            <text:p>0.0003297733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.0002293787" calcext:value-type="float">
            <text:p>0.0002293787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0.0002645024" calcext:value-type="float">
            <text:p>0.00026450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.00001076667" calcext:value-type="float">
            <text:p>1.076667E-05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.0001945261" calcext:value-type="float">
            <text:p>0.0001945261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.0003418664" calcext:value-type="float">
            <text:p>0.0003418664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.0002454259" calcext:value-type="float">
            <text:p>0.0002454259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0.0002741715" calcext:value-type="float">
            <text:p>0.00027417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5" calcext:value-type="float">
            <text:p>3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.00001348808" calcext:value-type="float">
            <text:p>1.348808E-05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.0001682167" calcext:value-type="float">
            <text:p>0.0001682167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.0003362491" calcext:value-type="float">
            <text:p>0.0003362491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.0002249029" calcext:value-type="float">
            <text:p>0.0002249029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.0002891633" calcext:value-type="float">
            <text:p>0.00028916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0.00001208848" calcext:value-type="float">
            <text:p>1.208848E-05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0.0001541798" calcext:value-type="float">
            <text:p>0.0001541798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0.0002826728" calcext:value-type="float">
            <text:p>0.0002826728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0.0002581442" calcext:value-type="float">
            <text:p>0.0002581442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0.0003204509" calcext:value-type="float">
            <text:p>0.00032045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.5" calcext:value-type="float">
            <text:p>3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0.0000164904" calcext:value-type="float">
            <text:p>1.64904E-05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0.000122434" calcext:value-type="float">
            <text:p>0.000122434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0.0002738547" calcext:value-type="float">
            <text:p>0.0002738547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0.0002701898" calcext:value-type="float">
            <text:p>0.0002701898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0.0002736814" calcext:value-type="float">
            <text:p>0.00027368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.00002103623" calcext:value-type="float">
            <text:p>2.103623E-05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.0001188461" calcext:value-type="float">
            <text:p>0.0001188461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.0002500115" calcext:value-type="float">
            <text:p>0.0002500115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.0002549354" calcext:value-type="float">
            <text:p>0.0002549354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0.000333006" calcext:value-type="float">
            <text:p>0.0003330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0.00001050767" calcext:value-type="float">
            <text:p>1.050767E-05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0.0001076956" calcext:value-type="float">
            <text:p>0.0001076956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0.0002332431" calcext:value-type="float">
            <text:p>0.0002332431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0.0002550333" calcext:value-type="float">
            <text:p>0.0002550333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0.0003237809" calcext:value-type="float">
            <text:p>0.00032378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.000006020183" calcext:value-type="float">
            <text:p>6.020183E-06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.00009640448" calcext:value-type="float">
            <text:p>9.640448E-05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.0003255709" calcext:value-type="float">
            <text:p>0.0003255709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.0002453158" calcext:value-type="float">
            <text:p>0.0002453158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0.0003125425" calcext:value-type="float">
            <text:p>0.00031254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.5" calcext:value-type="float">
            <text:p>3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.000007463132" calcext:value-type="float">
            <text:p>7.463132E-06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.0001136782" calcext:value-type="float">
            <text:p>0.0001136782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.0002782129" calcext:value-type="float">
            <text:p>0.0002782129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.0002318484" calcext:value-type="float">
            <text:p>0.0002318484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0.0002850129" calcext:value-type="float">
            <text:p>0.00028501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0.000006095035" calcext:value-type="float">
            <text:p>6.095035E-06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0.00009939205" calcext:value-type="float">
            <text:p>9.939205E-05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0.0002230598" calcext:value-type="float">
            <text:p>0.0002230598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0.0001959987" calcext:value-type="float">
            <text:p>0.0001959987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0.0002837118" calcext:value-type="float">
            <text:p>0.00028371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0.000006" calcext:value-type="float">
            <text:p>6E-06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0.00007891191" calcext:value-type="float">
            <text:p>7.891191E-05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0.0002349974" calcext:value-type="float">
            <text:p>0.0002349974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0.0002175839" calcext:value-type="float">
            <text:p>0.0002175839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0.0002796935" calcext:value-type="float">
            <text:p>0.00027969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.000003" calcext:value-type="float">
            <text:p>3E-06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.00007947345" calcext:value-type="float">
            <text:p>7.947345E-05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.0002359173" calcext:value-type="float">
            <text:p>0.0002359173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.000246204" calcext:value-type="float">
            <text:p>0.000246204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0.0002891992" calcext:value-type="float">
            <text:p>0.00028919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0.0000015" calcext:value-type="float">
            <text:p>1.5E-06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0.00006022654" calcext:value-type="float">
            <text:p>6.022654E-05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0.0001738941" calcext:value-type="float">
            <text:p>0.0001738941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0.0002316637" calcext:value-type="float">
            <text:p>0.0002316637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0.000281746" calcext:value-type="float">
            <text:p>0.0002817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0.000007494355" calcext:value-type="float">
            <text:p>7.494355E-06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0.00004474576" calcext:value-type="float">
            <text:p>4.474576E-05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0.0002040141" calcext:value-type="float">
            <text:p>0.0002040141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0.000210934" calcext:value-type="float">
            <text:p>0.000210934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0.0002964633" calcext:value-type="float">
            <text:p>0.00029646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.5" calcext:value-type="float">
            <text:p>4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0.00006699665" calcext:value-type="float">
            <text:p>6.699665E-05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0.000203514" calcext:value-type="float">
            <text:p>0.000203514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0.0001710603" calcext:value-type="float">
            <text:p>0.0001710603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0.0002728481" calcext:value-type="float">
            <text:p>0.00027284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.00007555297" calcext:value-type="float">
            <text:p>7.555297E-05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.0002141583" calcext:value-type="float">
            <text:p>0.0002141583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.0001915942" calcext:value-type="float">
            <text:p>0.0001915942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0.0002596903" calcext:value-type="float">
            <text:p>0.00025969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0.000001494668" calcext:value-type="float">
            <text:p>1.494668E-06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0.00006570443" calcext:value-type="float">
            <text:p>6.570443E-05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0.0002167091" calcext:value-type="float">
            <text:p>0.0002167091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0.0001983581" calcext:value-type="float">
            <text:p>0.0001983581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0.0002341224" calcext:value-type="float">
            <text:p>0.00023412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.5" calcext:value-type="float">
            <text:p>4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0.000004492438" calcext:value-type="float">
            <text:p>4.492438E-06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0.00004815096" calcext:value-type="float">
            <text:p>4.815096E-05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0.0001909231" calcext:value-type="float">
            <text:p>0.0001909231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0.0002118474" calcext:value-type="float">
            <text:p>0.0002118474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0.0002516452" calcext:value-type="float">
            <text:p>0.00025164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.5" calcext:value-type="float">
            <text:p>4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0.00000008193182" calcext:value-type="float">
            <text:p>8.193182E-08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0.00004985435" calcext:value-type="float">
            <text:p>4.985435E-05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0.0001568957" calcext:value-type="float">
            <text:p>0.0001568957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0.0001765346" calcext:value-type="float">
            <text:p>0.0001765346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0.000254356" calcext:value-type="float">
            <text:p>0.0002543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.000001418068" calcext:value-type="float">
            <text:p>1.418068E-06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.00004969087" calcext:value-type="float">
            <text:p>4.969087E-05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.0002032471" calcext:value-type="float">
            <text:p>0.0002032471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.000188855" calcext:value-type="float">
            <text:p>0.000188855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0.0002060215" calcext:value-type="float">
            <text:p>0.00020602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0.0000463202" calcext:value-type="float">
            <text:p>4.63202E-05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0.0001698955" calcext:value-type="float">
            <text:p>0.0001698955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0.0001690107" calcext:value-type="float">
            <text:p>0.0001690107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0.0002228699" calcext:value-type="float">
            <text:p>0.00022286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0.00003420267" calcext:value-type="float">
            <text:p>3.420267E-05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0.0001918216" calcext:value-type="float">
            <text:p>0.0001918216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0.0002154811" calcext:value-type="float">
            <text:p>0.0002154811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0.0002682789" calcext:value-type="float">
            <text:p>0.00026827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0.0000015" calcext:value-type="float">
            <text:p>1.5E-06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0.0000355532" calcext:value-type="float">
            <text:p>3.55532E-05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0.0001734087" calcext:value-type="float">
            <text:p>0.0001734087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0.0001765288" calcext:value-type="float">
            <text:p>0.0001765288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0.0002220386" calcext:value-type="float">
            <text:p>0.000222038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0.00003209183" calcext:value-type="float">
            <text:p>3.209183E-05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0.0001578491" calcext:value-type="float">
            <text:p>0.0001578491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0.0002132687" calcext:value-type="float">
            <text:p>0.0002132687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0.0002122905" calcext:value-type="float">
            <text:p>0.00021229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0.00003195189" calcext:value-type="float">
            <text:p>3.195189E-05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0.0001573161" calcext:value-type="float">
            <text:p>0.0001573161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0.0002076019" calcext:value-type="float">
            <text:p>0.0002076019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0.0002656271" calcext:value-type="float">
            <text:p>0.00026562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0.0000015" calcext:value-type="float">
            <text:p>1.5E-06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0.00003382045" calcext:value-type="float">
            <text:p>3.382045E-05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0.0001400878" calcext:value-type="float">
            <text:p>0.0001400878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0.0001896211" calcext:value-type="float">
            <text:p>0.0001896211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0.0002189329" calcext:value-type="float">
            <text:p>0.00021893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0.00002815656" calcext:value-type="float">
            <text:p>2.815656E-05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0.0001524002" calcext:value-type="float">
            <text:p>0.0001524002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0.0001272259" calcext:value-type="float">
            <text:p>0.0001272259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0.0002605906" calcext:value-type="float">
            <text:p>0.00026059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0.00002015118" calcext:value-type="float">
            <text:p>2.015118E-05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0.0001398849" calcext:value-type="float">
            <text:p>0.0001398849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0.0002102391" calcext:value-type="float">
            <text:p>0.0002102391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0.0002417634" calcext:value-type="float">
            <text:p>0.00024176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8.5" calcext:value-type="float">
            <text:p>5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0.00003585498" calcext:value-type="float">
            <text:p>3.585498E-05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0.0001157455" calcext:value-type="float">
            <text:p>0.0001157455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0.0002063836" calcext:value-type="float">
            <text:p>0.0002063836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0.0002055262" calcext:value-type="float">
            <text:p>0.00020552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.5" calcext:value-type="float">
            <text:p>5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0.00001986133" calcext:value-type="float">
            <text:p>1.986133E-05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0.0001531867" calcext:value-type="float">
            <text:p>0.0001531867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0.0001952628" calcext:value-type="float">
            <text:p>0.0001952628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0.0002149506" calcext:value-type="float">
            <text:p>0.00021495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.5" calcext:value-type="float">
            <text:p>6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0.00002018767" calcext:value-type="float">
            <text:p>2.018767E-05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0.0001416719" calcext:value-type="float">
            <text:p>0.0001416719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0.0001324286" calcext:value-type="float">
            <text:p>0.0001324286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0.0001848325" calcext:value-type="float">
            <text:p>0.00018483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.5" calcext:value-type="float">
            <text:p>6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0.000006376136" calcext:value-type="float">
            <text:p>6.376136E-06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0.0001256359" calcext:value-type="float">
            <text:p>0.0001256359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0.0001391302" calcext:value-type="float">
            <text:p>0.0001391302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0.0002779562" calcext:value-type="float">
            <text:p>0.00027795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.000008222136" calcext:value-type="float">
            <text:p>8.222136E-06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.0001348993" calcext:value-type="float">
            <text:p>0.0001348993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.0001539651" calcext:value-type="float">
            <text:p>0.0001539651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.0002157298" calcext:value-type="float">
            <text:p>0.00021572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0.000003" calcext:value-type="float">
            <text:p>3E-06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0.000009894507" calcext:value-type="float">
            <text:p>9.894507E-06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0.0001261006" calcext:value-type="float">
            <text:p>0.0001261006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0.0001346957" calcext:value-type="float">
            <text:p>0.0001346957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0.0001976234" calcext:value-type="float">
            <text:p>0.00019762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.5" calcext:value-type="float">
            <text:p>6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0.00001764309" calcext:value-type="float">
            <text:p>1.764309E-05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0.0001187948" calcext:value-type="float">
            <text:p>0.0001187948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0.0001415773" calcext:value-type="float">
            <text:p>0.0001415773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0.0002156494" calcext:value-type="float">
            <text:p>0.000215649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.5" calcext:value-type="float">
            <text:p>6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0.0000222674" calcext:value-type="float">
            <text:p>2.22674E-05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0.00009888233" calcext:value-type="float">
            <text:p>9.888233E-05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0.0001582047" calcext:value-type="float">
            <text:p>0.0001582047</text:p>
          </table:table-cell>
          <table:table-cell/>
          <table:table-cell office:value-type="float" office:value="65.5" calcext:value-type="float">
            <text:p>65.5</text:p>
          </table:table-cell>
          <table:table-cell office:value-type="float" office:value="0.0001726819" calcext:value-type="float">
            <text:p>0.00017268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.5" calcext:value-type="float">
            <text:p>6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0.00001011865" calcext:value-type="float">
            <text:p>1.011865E-05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0.00009704348" calcext:value-type="float">
            <text:p>9.704348E-05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0.0001189472" calcext:value-type="float">
            <text:p>0.0001189472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0.0001952097" calcext:value-type="float">
            <text:p>0.000195209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0.000009602244" calcext:value-type="float">
            <text:p>9.602244E-06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0.0001195047" calcext:value-type="float">
            <text:p>0.0001195047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0.0001737036" calcext:value-type="float">
            <text:p>0.0001737036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0.0002046245" calcext:value-type="float">
            <text:p>0.00020462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.5" calcext:value-type="float">
            <text:p>6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0.0000178399" calcext:value-type="float">
            <text:p>1.78399E-05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0.00009348539" calcext:value-type="float">
            <text:p>9.348539E-05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0.00015925" calcext:value-type="float">
            <text:p>0.00015925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float" office:value="0.0001806501" calcext:value-type="float">
            <text:p>0.00018065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0.000007921812" calcext:value-type="float">
            <text:p>7.921812E-06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0.0001092556" calcext:value-type="float">
            <text:p>0.0001092556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0.0001207025" calcext:value-type="float">
            <text:p>0.0001207025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0.0001772592" calcext:value-type="float">
            <text:p>0.00017725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0.000002397756" calcext:value-type="float">
            <text:p>2.397756E-06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0.00009907632" calcext:value-type="float">
            <text:p>9.907632E-05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0.00009049243" calcext:value-type="float">
            <text:p>9.049243E-05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0.0001703714" calcext:value-type="float">
            <text:p>0.00017037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.5" calcext:value-type="float">
            <text:p>7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0.000006158527" calcext:value-type="float">
            <text:p>6.158527E-06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0.00009487389" calcext:value-type="float">
            <text:p>9.487389E-05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0.0001611889" calcext:value-type="float">
            <text:p>0.0001611889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float" office:value="0.0001869648" calcext:value-type="float">
            <text:p>0.00018696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0.000006113135" calcext:value-type="float">
            <text:p>6.113135E-06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0.00009899787" calcext:value-type="float">
            <text:p>9.899787E-05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0.0001046007" calcext:value-type="float">
            <text:p>0.0001046007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float" office:value="0.0001839251" calcext:value-type="float">
            <text:p>0.00018392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.5" calcext:value-type="float">
            <text:p>7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0.000006" calcext:value-type="float">
            <text:p>6E-06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0.00007098446" calcext:value-type="float">
            <text:p>7.098446E-05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0.0001857405" calcext:value-type="float">
            <text:p>0.0001857405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0.0001901691" calcext:value-type="float">
            <text:p>0.00019016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0.000004388904" calcext:value-type="float">
            <text:p>4.388904E-06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0.00009587458" calcext:value-type="float">
            <text:p>9.587458E-05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0.0001158552" calcext:value-type="float">
            <text:p>0.0001158552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float" office:value="0.0001872886" calcext:value-type="float">
            <text:p>0.00018728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0.000006102859" calcext:value-type="float">
            <text:p>6.102859E-06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0.00008352257" calcext:value-type="float">
            <text:p>8.352257E-05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0.000130237" calcext:value-type="float">
            <text:p>0.000130237</text:p>
          </table:table-cell>
          <table:table-cell/>
          <table:table-cell office:value-type="float" office:value="75.5" calcext:value-type="float">
            <text:p>75.5</text:p>
          </table:table-cell>
          <table:table-cell office:value-type="float" office:value="0.0002097553" calcext:value-type="float">
            <text:p>0.000209755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6.5" calcext:value-type="float">
            <text:p>7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0.000006089343" calcext:value-type="float">
            <text:p>6.089343E-06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0.00007069288" calcext:value-type="float">
            <text:p>7.069288E-05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0.0001126507" calcext:value-type="float">
            <text:p>0.0001126507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0.000200226" calcext:value-type="float">
            <text:p>0.0002002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7.5" calcext:value-type="float">
            <text:p>7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0.000008080314" calcext:value-type="float">
            <text:p>8.080314E-06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0.00009421441" calcext:value-type="float">
            <text:p>9.421441E-05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0.0001423493" calcext:value-type="float">
            <text:p>0.0001423493</text:p>
          </table:table-cell>
          <table:table-cell/>
          <table:table-cell office:value-type="float" office:value="77.5" calcext:value-type="float">
            <text:p>77.5</text:p>
          </table:table-cell>
          <table:table-cell office:value-type="float" office:value="0.0001848232" calcext:value-type="float">
            <text:p>0.00018482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8.5" calcext:value-type="float">
            <text:p>7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0.00000005429553" calcext:value-type="float">
            <text:p>5.429553E-08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0.00009673227" calcext:value-type="float">
            <text:p>9.673227E-05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0.0001242281" calcext:value-type="float">
            <text:p>0.0001242281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float" office:value="0.000156408" calcext:value-type="float">
            <text:p>0.0001564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0.000003840527" calcext:value-type="float">
            <text:p>3.840527E-06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0.00005151406" calcext:value-type="float">
            <text:p>5.151406E-05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0.0001386089" calcext:value-type="float">
            <text:p>0.0001386089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0.0001739783" calcext:value-type="float">
            <text:p>0.00017397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.5" calcext:value-type="float">
            <text:p>8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.000006095594" calcext:value-type="float">
            <text:p>6.095594E-06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.00006911973" calcext:value-type="float">
            <text:p>6.911973E-05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.0001447468" calcext:value-type="float">
            <text:p>0.0001447468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.0001172533" calcext:value-type="float">
            <text:p>0.00011725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0.000001978696" calcext:value-type="float">
            <text:p>1.978696E-06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0.00007484302" calcext:value-type="float">
            <text:p>7.484302E-05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0.0001355971" calcext:value-type="float">
            <text:p>0.0001355971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0.0001495783" calcext:value-type="float">
            <text:p>0.00014957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0.000007797085" calcext:value-type="float">
            <text:p>7.797085E-06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0.00008771707" calcext:value-type="float">
            <text:p>8.771707E-05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0.0001402519" calcext:value-type="float">
            <text:p>0.0001402519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float" office:value="0.00012489" calcext:value-type="float">
            <text:p>0.0001248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0.000005945704" calcext:value-type="float">
            <text:p>5.945704E-06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0.00005809919" calcext:value-type="float">
            <text:p>5.809919E-05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0.00009008441" calcext:value-type="float">
            <text:p>9.008441E-05</text:p>
          </table:table-cell>
          <table:table-cell/>
          <table:table-cell office:value-type="float" office:value="83.5" calcext:value-type="float">
            <text:p>83.5</text:p>
          </table:table-cell>
          <table:table-cell office:value-type="float" office:value="0.0001373582" calcext:value-type="float">
            <text:p>0.00013735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0.000003880075" calcext:value-type="float">
            <text:p>3.880075E-06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0.000051557" calcext:value-type="float">
            <text:p>5.1557E-05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0.000121738" calcext:value-type="float">
            <text:p>0.000121738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float" office:value="0.0001262374" calcext:value-type="float">
            <text:p>0.00012623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0.00005587387" calcext:value-type="float">
            <text:p>5.587387E-05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0.00009486934" calcext:value-type="float">
            <text:p>9.486934E-05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float" office:value="0.0001065127" calcext:value-type="float">
            <text:p>0.00010651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0.000002006011" calcext:value-type="float">
            <text:p>2.006011E-06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0.00005620227" calcext:value-type="float">
            <text:p>5.620227E-05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0.00010802" calcext:value-type="float">
            <text:p>0.00010802</text:p>
          </table:table-cell>
          <table:table-cell/>
          <table:table-cell office:value-type="float" office:value="86.5" calcext:value-type="float">
            <text:p>86.5</text:p>
          </table:table-cell>
          <table:table-cell office:value-type="float" office:value="0.0001156693" calcext:value-type="float">
            <text:p>0.00011566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0.000003894993" calcext:value-type="float">
            <text:p>3.894993E-06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0.00003501552" calcext:value-type="float">
            <text:p>3.501552E-05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0.0001140689" calcext:value-type="float">
            <text:p>0.0001140689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0.0001651318" calcext:value-type="float">
            <text:p>0.00016513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0.000002058846" calcext:value-type="float">
            <text:p>2.058846E-06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0.00006118846" calcext:value-type="float">
            <text:p>6.118846E-05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0.00009373748" calcext:value-type="float">
            <text:p>9.373748E-05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float" office:value="0.0001375554" calcext:value-type="float">
            <text:p>0.00013755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0.000004" calcext:value-type="float">
            <text:p>4E-06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0.00002867292" calcext:value-type="float">
            <text:p>2.867292E-05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0.00007340804" calcext:value-type="float">
            <text:p>7.340804E-05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0.0001084872" calcext:value-type="float">
            <text:p>0.00010848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0.000002" calcext:value-type="float">
            <text:p>2E-06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0.00004185367" calcext:value-type="float">
            <text:p>4.185367E-05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0.00008859261" calcext:value-type="float">
            <text:p>8.859261E-05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0.0001164668" calcext:value-type="float">
            <text:p>0.00011646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0.00003662485" calcext:value-type="float">
            <text:p>3.662485E-05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0.00007106675" calcext:value-type="float">
            <text:p>7.106675E-05</text:p>
          </table:table-cell>
          <table:table-cell/>
          <table:table-cell office:value-type="float" office:value="91.5" calcext:value-type="float">
            <text:p>91.5</text:p>
          </table:table-cell>
          <table:table-cell office:value-type="float" office:value="0.0001394684" calcext:value-type="float">
            <text:p>0.000139468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0.00003386262" calcext:value-type="float">
            <text:p>3.386262E-05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0.00009337357" calcext:value-type="float">
            <text:p>9.337357E-05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0.0001325446" calcext:value-type="float">
            <text:p>0.00013254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0.00004344994" calcext:value-type="float">
            <text:p>4.344994E-05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0.00007867281" calcext:value-type="float">
            <text:p>7.867281E-05</text:p>
          </table:table-cell>
          <table:table-cell/>
          <table:table-cell office:value-type="float" office:value="93.5" calcext:value-type="float">
            <text:p>93.5</text:p>
          </table:table-cell>
          <table:table-cell office:value-type="float" office:value="0.0001335209" calcext:value-type="float">
            <text:p>0.000133520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.000004" calcext:value-type="float">
            <text:p>4E-06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.00003972175" calcext:value-type="float">
            <text:p>3.972175E-05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.00006659304" calcext:value-type="float">
            <text:p>6.659304E-05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0.0001324643" calcext:value-type="float">
            <text:p>0.000132464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0.0000370375" calcext:value-type="float">
            <text:p>3.70375E-05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0.00007958764" calcext:value-type="float">
            <text:p>7.958764E-05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0.0001043613" calcext:value-type="float">
            <text:p>0.00010436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0.00001916915" calcext:value-type="float">
            <text:p>1.916915E-05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0.00004625932" calcext:value-type="float">
            <text:p>4.625932E-05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0.0001077908" calcext:value-type="float">
            <text:p>0.000107790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0.000001829578" calcext:value-type="float">
            <text:p>1.829578E-06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0.00004823324" calcext:value-type="float">
            <text:p>4.823324E-05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0.00008265026" calcext:value-type="float">
            <text:p>8.265026E-05</text:p>
          </table:table-cell>
          <table:table-cell/>
          <table:table-cell office:value-type="float" office:value="97.5" calcext:value-type="float">
            <text:p>97.5</text:p>
          </table:table-cell>
          <table:table-cell office:value-type="float" office:value="0.000123085" calcext:value-type="float">
            <text:p>0.00012308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0.00003779436" calcext:value-type="float">
            <text:p>3.779436E-05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0.00007221741" calcext:value-type="float">
            <text:p>7.221741E-05</text:p>
          </table:table-cell>
          <table:table-cell/>
          <table:table-cell office:value-type="float" office:value="98.5" calcext:value-type="float">
            <text:p>98.5</text:p>
          </table:table-cell>
          <table:table-cell office:value-type="float" office:value="0.00009732827" calcext:value-type="float">
            <text:p>9.732827E-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.00004164632" calcext:value-type="float">
            <text:p>4.164632E-05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.00007976141" calcext:value-type="float">
            <text:p>7.976141E-05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0.00008355466" calcext:value-type="float">
            <text:p>8.355466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 style:data-style-name="N2" text:time-value="02:00:32.9378185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1T02:02:40.702212005</dc:date>
    <meta:editing-duration>PT15H50M42S</meta:editing-duration>
    <meta:editing-cycles>7</meta:editing-cycles>
    <meta:generator>LibreOffice/6.4.7.2$Linux_X86_64 LibreOffice_project/40$Build-2</meta:generator>
    <meta:document-statistic meta:table-count="1" meta:cell-count="172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1.233cm" svg:height="20.347cm" xlink:href=".." xlink:type="simple" chart:class="chart:scatter" chart:style-name="ch1">
        <chart:title svg:x="10.257cm" svg:y="0.199cm" chart:style-name="ch2">
          <text:p>Edep (MeV/mm) of X-rays in 10 cm water</text:p>
        </chart:title>
        <chart:legend chart:legend-position="end" svg:x="24.064cm" svg:y="1.628cm" style:legend-expansion="custom" chartooo:width="4.671cm" chartooo:height="14.898cm" style:legend-expansion-aspect-ratio="0.313532017720499" chart:style-name="ch3"/>
        <chart:plot-area chart:style-name="ch4" table:cell-range-address="gamma_100eV.I5:gamma_100eV.I104 gamma_100eV.B5:gamma_100eV.C104 gamma_100eV.B3:gamma_100eV.B3 gamma_100eV.K3:gamma_100eV.K3 gamma_100eV.L5:gamma_100eV.L104 gamma_100eV.Q3:gamma_100eV.Q3 gamma_100eV.R5:gamma_100eV.R104 gamma_100eV.N3:gamma_100eV.N3 gamma_100eV.O5:gamma_100eV.O104 gamma_100eV.T3:gamma_100eV.T3 gamma_100eV.U5:gamma_100eV.U104 gamma_100eV.X3:gamma_100eV.X3 gamma_100eV.X5:gamma_100eV.X104 gamma_100eV.E3:gamma_100eV.E3 gamma_100eV.F5:gamma_100eV.F104 gamma_100eV.H3:gamma_100eV.H3" chart:data-source-has-labels="both" svg:x="2.173cm" svg:y="1.43cm" svg:width="27.224cm" svg:height="17.49cm">
          <chartooo:coordinate-region svg:x="3.456cm" svg:y="1.629cm" svg:width="25.661cm" svg:height="16.644cm"/>
          <chart:axis chart:dimension="x" chart:name="primary-x" chart:style-name="ch5" chartooo:axis-type="auto">
            <chart:title svg:x="14.274cm" svg:y="19.326cm" chart:style-name="ch6">
              <text:p>Depth (mm)</text:p>
            </chart:title>
            <chart:categories table:cell-range-address="gamma_100eV.I5:gamma_100eV.I104"/>
          </chart:axis>
          <chart:axis chart:dimension="y" chart:name="primary-y" chart:style-name="ch5">
            <chart:title svg:x="0.649cm" svg:y="12.215cm" chart:style-name="ch7">
              <text:p>Edep (MeV/mm)</text:p>
            </chart:title>
            <chart:grid chart:style-name="ch8" chart:class="major"/>
          </chart:axis>
          <chart:series chart:style-name="ch9" chart:values-cell-range-address="gamma_100eV.C5:gamma_100eV.C104" chart:label-cell-address="gamma_100eV.B3:gamma_100eV.B3" chart:class="chart:scatter">
            <chart:domain table:cell-range-address="gamma_100eV.B5:gamma_100eV.B104"/>
            <chart:data-point chart:repeated="100"/>
          </chart:series>
          <chart:series chart:style-name="ch10" chart:values-cell-range-address="gamma_100eV.L5:gamma_100eV.L104" chart:label-cell-address="gamma_100eV.K3:gamma_100eV.K3" chart:class="chart:scatter">
            <chart:domain table:cell-range-address="gamma_100eV.K5:gamma_100eV.K104"/>
            <chart:data-point chart:repeated="100"/>
          </chart:series>
          <chart:series chart:style-name="ch11" chart:values-cell-range-address="gamma_100eV.R5:gamma_100eV.R104" chart:label-cell-address="gamma_100eV.Q3:gamma_100eV.Q3" chart:class="chart:scatter">
            <chart:domain table:cell-range-address="gamma_100eV.Q5:gamma_100eV.Q104"/>
            <chart:data-point chart:repeated="100"/>
          </chart:series>
          <chart:series chart:style-name="ch12" chart:values-cell-range-address="gamma_100eV.O5:gamma_100eV.O104" chart:label-cell-address="gamma_100eV.N3:gamma_100eV.N3" chart:class="chart:scatter">
            <chart:domain table:cell-range-address="gamma_100eV.N5:gamma_100eV.N104"/>
            <chart:data-point chart:repeated="100"/>
          </chart:series>
          <chart:series chart:style-name="ch13" chart:values-cell-range-address="gamma_100eV.U5:gamma_100eV.U104" chart:label-cell-address="gamma_100eV.T3:gamma_100eV.T3" chart:class="chart:scatter">
            <chart:domain table:cell-range-address="gamma_100eV.T5:gamma_100eV.T104"/>
            <chart:data-point chart:repeated="100"/>
          </chart:series>
          <chart:series chart:style-name="ch14" chart:values-cell-range-address="gamma_100eV.X5:gamma_100eV.X104" chart:label-cell-address="gamma_100eV.X3:gamma_100eV.X3" chart:class="chart:scatter">
            <chart:domain table:cell-range-address="gamma_100eV.W5:gamma_100eV.W104"/>
            <chart:data-point chart:repeated="100"/>
          </chart:series>
          <chart:series chart:style-name="ch15" chart:values-cell-range-address="gamma_100eV.F5:gamma_100eV.F104" chart:label-cell-address="gamma_100eV.E3:gamma_100eV.E3" chart:class="chart:scatter">
            <chart:domain table:cell-range-address="gamma_100eV.E5:gamma_100eV.E104"/>
            <chart:data-point chart:repeated="100"/>
          </chart:series>
          <chart:series chart:style-name="ch16" chart:values-cell-range-address="gamma_100eV.I5:gamma_100eV.I104" chart:label-cell-address="gamma_100eV.H3:gamma_100eV.H3" chart:class="chart:scatter">
            <chart:domain table:cell-range-address="gamma_100eV.H5:gamma_100eV.H104"/>
            <chart:data-point chart:repeated="10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00 eV</text:p>
                <draw:g>
                  <svg:desc>gamma_100eV.B3:gamma_100eV.B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15 keV</text:p>
                <draw:g>
                  <svg:desc>gamma_100eV.K3:gamma_100eV.K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30 keV</text:p>
                <draw:g>
                  <svg:desc>gamma_100eV.Q3:gamma_100eV.Q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20 keV</text:p>
                <draw:g>
                  <svg:desc>gamma_100eV.N3:gamma_100eV.N3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50 KeV</text:p>
                <draw:g>
                  <svg:desc>gamma_100eV.T3:gamma_100eV.T3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100 keV</text:p>
                <draw:g>
                  <svg:desc>gamma_100eV.X3:gamma_100eV.X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1 keV</text:p>
                <draw:g>
                  <svg:desc>gamma_100eV.E3:gamma_100eV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10 keV</text:p>
                <draw:g>
                  <svg:desc>gamma_100eV.H3:gamma_100eV.H3</svg:desc>
                </draw:g>
              </table:table-cell>
            </table:table-row>
          </table:table-header-rows>
          <table:table-rows>
            <table:table-row>
              <table:table-cell office:value-type="float" office:value="0.00393348">
                <text:p>0.00393348</text:p>
                <draw:g>
                  <svg:desc>gamma_100eV.I5:gamma_100eV.I104</svg:desc>
                </draw:g>
              </table:table-cell>
              <table:table-cell office:value-type="float" office:value="0.5">
                <text:p>0.5</text:p>
                <draw:g>
                  <svg:desc>gamma_100eV.B5:gamma_100eV.B104</svg:desc>
                </draw:g>
              </table:table-cell>
              <table:table-cell office:value-type="float" office:value="0.00009999">
                <text:p>0.00009999</text:p>
                <draw:g>
                  <svg:desc>gamma_100eV.C5:gamma_100eV.C104</svg:desc>
                </draw:g>
              </table:table-cell>
              <table:table-cell office:value-type="float" office:value="0.5">
                <text:p>0.5</text:p>
                <draw:g>
                  <svg:desc>gamma_100eV.K5:gamma_100eV.K104</svg:desc>
                </draw:g>
              </table:table-cell>
              <table:table-cell office:value-type="float" office:value="0.001902562">
                <text:p>0.001902562</text:p>
                <draw:g>
                  <svg:desc>gamma_100eV.L5:gamma_100eV.L104</svg:desc>
                </draw:g>
              </table:table-cell>
              <table:table-cell office:value-type="float" office:value="0.5">
                <text:p>0.5</text:p>
                <draw:g>
                  <svg:desc>gamma_100eV.Q5:gamma_100eV.Q104</svg:desc>
                </draw:g>
              </table:table-cell>
              <table:table-cell office:value-type="float" office:value="0.0005274404">
                <text:p>0.0005274404</text:p>
                <draw:g>
                  <svg:desc>gamma_100eV.R5:gamma_100eV.R104</svg:desc>
                </draw:g>
              </table:table-cell>
              <table:table-cell office:value-type="float" office:value="0.5">
                <text:p>0.5</text:p>
                <draw:g>
                  <svg:desc>gamma_100eV.N5:gamma_100eV.N104</svg:desc>
                </draw:g>
              </table:table-cell>
              <table:table-cell office:value-type="float" office:value="0.001176324">
                <text:p>0.001176324</text:p>
                <draw:g>
                  <svg:desc>gamma_100eV.O5:gamma_100eV.O104</svg:desc>
                </draw:g>
              </table:table-cell>
              <table:table-cell office:value-type="float" office:value="0.5">
                <text:p>0.5</text:p>
                <draw:g>
                  <svg:desc>gamma_100eV.T5:gamma_100eV.T104</svg:desc>
                </draw:g>
              </table:table-cell>
              <table:table-cell office:value-type="float" office:value="0.0003122381">
                <text:p>0.0003122381</text:p>
                <draw:g>
                  <svg:desc>gamma_100eV.U5:gamma_100eV.U104</svg:desc>
                </draw:g>
              </table:table-cell>
              <table:table-cell office:value-type="float" office:value="0.5">
                <text:p>0.5</text:p>
                <draw:g>
                  <svg:desc>gamma_100eV.W5:gamma_100eV.W104</svg:desc>
                </draw:g>
              </table:table-cell>
              <table:table-cell office:value-type="float" office:value="0.0003429653">
                <text:p>0.0003429653</text:p>
                <draw:g>
                  <svg:desc>gamma_100eV.X5:gamma_100eV.X104</svg:desc>
                </draw:g>
              </table:table-cell>
              <table:table-cell office:value-type="float" office:value="0.5">
                <text:p>0.5</text:p>
                <draw:g>
                  <svg:desc>gamma_100eV.E5:gamma_100eV.E104</svg:desc>
                </draw:g>
              </table:table-cell>
              <table:table-cell office:value-type="float" office:value="0.0009999">
                <text:p>0.0009999</text:p>
                <draw:g>
                  <svg:desc>gamma_100eV.F5:gamma_100eV.F104</svg:desc>
                </draw:g>
              </table:table-cell>
              <table:table-cell office:value-type="float" office:value="0.5">
                <text:p>0.5</text:p>
                <draw:g>
                  <svg:desc>gamma_100eV.H5:gamma_100eV.H104</svg:desc>
                </draw:g>
              </table:table-cell>
              <table:table-cell office:value-type="float" office:value="0.00393348">
                <text:p>0.00393348</text:p>
                <draw:g>
                  <svg:desc>gamma_100eV.I5:gamma_100eV.I104</svg:desc>
                </draw:g>
              </table:table-cell>
            </table:table-row>
            <table:table-row>
              <table:table-cell office:value-type="float" office:value="0.002379893">
                <text:p>0.00237989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001700474">
                <text:p>0.001700474</text:p>
              </table:table-cell>
              <table:table-cell office:value-type="float" office:value="1.5">
                <text:p>1.5</text:p>
              </table:table-cell>
              <table:table-cell office:value-type="float" office:value="0.0005472902">
                <text:p>0.0005472902</text:p>
              </table:table-cell>
              <table:table-cell office:value-type="float" office:value="1.5">
                <text:p>1.5</text:p>
              </table:table-cell>
              <table:table-cell office:value-type="float" office:value="0.001090942">
                <text:p>0.001090942</text:p>
              </table:table-cell>
              <table:table-cell office:value-type="float" office:value="1.5">
                <text:p>1.5</text:p>
              </table:table-cell>
              <table:table-cell office:value-type="float" office:value="0.0003059923">
                <text:p>0.0003059923</text:p>
              </table:table-cell>
              <table:table-cell office:value-type="float" office:value="1.5">
                <text:p>1.5</text:p>
              </table:table-cell>
              <table:table-cell office:value-type="float" office:value="0.000325297">
                <text:p>0.00032529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002379893">
                <text:p>0.002379893</text:p>
              </table:table-cell>
            </table:table-row>
            <table:table-row>
              <table:table-cell office:value-type="float" office:value="0.001381777">
                <text:p>0.001381777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001529894">
                <text:p>0.001529894</text:p>
              </table:table-cell>
              <table:table-cell office:value-type="float" office:value="2.5">
                <text:p>2.5</text:p>
              </table:table-cell>
              <table:table-cell office:value-type="float" office:value="0.0005239132">
                <text:p>0.0005239132</text:p>
              </table:table-cell>
              <table:table-cell office:value-type="float" office:value="2.5">
                <text:p>2.5</text:p>
              </table:table-cell>
              <table:table-cell office:value-type="float" office:value="0.00103787">
                <text:p>0.00103787</text:p>
              </table:table-cell>
              <table:table-cell office:value-type="float" office:value="2.5">
                <text:p>2.5</text:p>
              </table:table-cell>
              <table:table-cell office:value-type="float" office:value="0.0003075663">
                <text:p>0.0003075663</text:p>
              </table:table-cell>
              <table:table-cell office:value-type="float" office:value="2.5">
                <text:p>2.5</text:p>
              </table:table-cell>
              <table:table-cell office:value-type="float" office:value="0.000381163">
                <text:p>0.000381163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001381777">
                <text:p>0.001381777</text:p>
              </table:table-cell>
            </table:table-row>
            <table:table-row>
              <table:table-cell office:value-type="float" office:value="0.0008785867">
                <text:p>0.0008785867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.001301844">
                <text:p>0.001301844</text:p>
              </table:table-cell>
              <table:table-cell office:value-type="float" office:value="3.5">
                <text:p>3.5</text:p>
              </table:table-cell>
              <table:table-cell office:value-type="float" office:value="0.0005809182">
                <text:p>0.0005809182</text:p>
              </table:table-cell>
              <table:table-cell office:value-type="float" office:value="3.5">
                <text:p>3.5</text:p>
              </table:table-cell>
              <table:table-cell office:value-type="float" office:value="0.0009339639">
                <text:p>0.0009339639</text:p>
              </table:table-cell>
              <table:table-cell office:value-type="float" office:value="3.5">
                <text:p>3.5</text:p>
              </table:table-cell>
              <table:table-cell office:value-type="float" office:value="0.0003185805">
                <text:p>0.0003185805</text:p>
              </table:table-cell>
              <table:table-cell office:value-type="float" office:value="3.5">
                <text:p>3.5</text:p>
              </table:table-cell>
              <table:table-cell office:value-type="float" office:value="0.0003228498">
                <text:p>0.0003228498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.0008785867">
                <text:p>0.0008785867</text:p>
              </table:table-cell>
            </table:table-row>
            <table:table-row>
              <table:table-cell office:value-type="float" office:value="0.0005340117">
                <text:p>0.0005340117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0.001191915">
                <text:p>0.001191915</text:p>
              </table:table-cell>
              <table:table-cell office:value-type="float" office:value="4.5">
                <text:p>4.5</text:p>
              </table:table-cell>
              <table:table-cell office:value-type="float" office:value="0.0006251118">
                <text:p>0.0006251118</text:p>
              </table:table-cell>
              <table:table-cell office:value-type="float" office:value="4.5">
                <text:p>4.5</text:p>
              </table:table-cell>
              <table:table-cell office:value-type="float" office:value="0.0009721457">
                <text:p>0.0009721457</text:p>
              </table:table-cell>
              <table:table-cell office:value-type="float" office:value="4.5">
                <text:p>4.5</text:p>
              </table:table-cell>
              <table:table-cell office:value-type="float" office:value="0.0003341756">
                <text:p>0.0003341756</text:p>
              </table:table-cell>
              <table:table-cell office:value-type="float" office:value="4.5">
                <text:p>4.5</text:p>
              </table:table-cell>
              <table:table-cell office:value-type="float" office:value="0.0003529159">
                <text:p>0.0003529159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0.0005340117">
                <text:p>0.0005340117</text:p>
              </table:table-cell>
            </table:table-row>
            <table:table-row>
              <table:table-cell office:value-type="float" office:value="0.0003470169">
                <text:p>0.0003470169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0009710202">
                <text:p>0.0009710202</text:p>
              </table:table-cell>
              <table:table-cell office:value-type="float" office:value="5.5">
                <text:p>5.5</text:p>
              </table:table-cell>
              <table:table-cell office:value-type="float" office:value="0.0005710559">
                <text:p>0.0005710559</text:p>
              </table:table-cell>
              <table:table-cell office:value-type="float" office:value="5.5">
                <text:p>5.5</text:p>
              </table:table-cell>
              <table:table-cell office:value-type="float" office:value="0.0009410774">
                <text:p>0.0009410774</text:p>
              </table:table-cell>
              <table:table-cell office:value-type="float" office:value="5.5">
                <text:p>5.5</text:p>
              </table:table-cell>
              <table:table-cell office:value-type="float" office:value="0.0002883287">
                <text:p>0.0002883287</text:p>
              </table:table-cell>
              <table:table-cell office:value-type="float" office:value="5.5">
                <text:p>5.5</text:p>
              </table:table-cell>
              <table:table-cell office:value-type="float" office:value="0.0002650164">
                <text:p>0.0002650164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0003470169">
                <text:p>0.0003470169</text:p>
              </table:table-cell>
            </table:table-row>
            <table:table-row>
              <table:table-cell office:value-type="float" office:value="0.0001711032">
                <text:p>0.0001711032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.0008319147">
                <text:p>0.0008319147</text:p>
              </table:table-cell>
              <table:table-cell office:value-type="float" office:value="6.5">
                <text:p>6.5</text:p>
              </table:table-cell>
              <table:table-cell office:value-type="float" office:value="0.0005153645">
                <text:p>0.0005153645</text:p>
              </table:table-cell>
              <table:table-cell office:value-type="float" office:value="6.5">
                <text:p>6.5</text:p>
              </table:table-cell>
              <table:table-cell office:value-type="float" office:value="0.0008043082">
                <text:p>0.0008043082</text:p>
              </table:table-cell>
              <table:table-cell office:value-type="float" office:value="6.5">
                <text:p>6.5</text:p>
              </table:table-cell>
              <table:table-cell office:value-type="float" office:value="0.0003430777">
                <text:p>0.0003430777</text:p>
              </table:table-cell>
              <table:table-cell office:value-type="float" office:value="6.5">
                <text:p>6.5</text:p>
              </table:table-cell>
              <table:table-cell office:value-type="float" office:value="0.0003397385">
                <text:p>0.000339738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.0001711032">
                <text:p>0.0001711032</text:p>
              </table:table-cell>
            </table:table-row>
            <table:table-row>
              <table:table-cell office:value-type="float" office:value="0.0001249398">
                <text:p>0.000124939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0.000777978">
                <text:p>0.000777978</text:p>
              </table:table-cell>
              <table:table-cell office:value-type="float" office:value="7.5">
                <text:p>7.5</text:p>
              </table:table-cell>
              <table:table-cell office:value-type="float" office:value="0.0005887897">
                <text:p>0.0005887897</text:p>
              </table:table-cell>
              <table:table-cell office:value-type="float" office:value="7.5">
                <text:p>7.5</text:p>
              </table:table-cell>
              <table:table-cell office:value-type="float" office:value="0.0007801106">
                <text:p>0.0007801106</text:p>
              </table:table-cell>
              <table:table-cell office:value-type="float" office:value="7.5">
                <text:p>7.5</text:p>
              </table:table-cell>
              <table:table-cell office:value-type="float" office:value="0.0003574831">
                <text:p>0.0003574831</text:p>
              </table:table-cell>
              <table:table-cell office:value-type="float" office:value="7.5">
                <text:p>7.5</text:p>
              </table:table-cell>
              <table:table-cell office:value-type="float" office:value="0.0003505102">
                <text:p>0.0003505102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0.0001249398">
                <text:p>0.0001249398</text:p>
              </table:table-cell>
            </table:table-row>
            <table:table-row>
              <table:table-cell office:value-type="float" office:value="0.0000680122">
                <text:p>0.0000680122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0.0006134038">
                <text:p>0.0006134038</text:p>
              </table:table-cell>
              <table:table-cell office:value-type="float" office:value="8.5">
                <text:p>8.5</text:p>
              </table:table-cell>
              <table:table-cell office:value-type="float" office:value="0.0005563147">
                <text:p>0.0005563147</text:p>
              </table:table-cell>
              <table:table-cell office:value-type="float" office:value="8.5">
                <text:p>8.5</text:p>
              </table:table-cell>
              <table:table-cell office:value-type="float" office:value="0.0007039956">
                <text:p>0.0007039956</text:p>
              </table:table-cell>
              <table:table-cell office:value-type="float" office:value="8.5">
                <text:p>8.5</text:p>
              </table:table-cell>
              <table:table-cell office:value-type="float" office:value="0.0003290185">
                <text:p>0.0003290185</text:p>
              </table:table-cell>
              <table:table-cell office:value-type="float" office:value="8.5">
                <text:p>8.5</text:p>
              </table:table-cell>
              <table:table-cell office:value-type="float" office:value="0.0003423119">
                <text:p>0.000342311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0.0000680122">
                <text:p>0.0000680122</text:p>
              </table:table-cell>
            </table:table-row>
            <table:table-row>
              <table:table-cell office:value-type="float" office:value="0.00004986292">
                <text:p>0.00004986292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0.0005353577">
                <text:p>0.0005353577</text:p>
              </table:table-cell>
              <table:table-cell office:value-type="float" office:value="9.5">
                <text:p>9.5</text:p>
              </table:table-cell>
              <table:table-cell office:value-type="float" office:value="0.0004921406">
                <text:p>0.0004921406</text:p>
              </table:table-cell>
              <table:table-cell office:value-type="float" office:value="9.5">
                <text:p>9.5</text:p>
              </table:table-cell>
              <table:table-cell office:value-type="float" office:value="0.0007013138">
                <text:p>0.0007013138</text:p>
              </table:table-cell>
              <table:table-cell office:value-type="float" office:value="9.5">
                <text:p>9.5</text:p>
              </table:table-cell>
              <table:table-cell office:value-type="float" office:value="0.0003266421">
                <text:p>0.0003266421</text:p>
              </table:table-cell>
              <table:table-cell office:value-type="float" office:value="9.5">
                <text:p>9.5</text:p>
              </table:table-cell>
              <table:table-cell office:value-type="float" office:value="0.0003114174">
                <text:p>0.0003114174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0.00004986292">
                <text:p>0.00004986292</text:p>
              </table:table-cell>
            </table:table-row>
            <table:table-row>
              <table:table-cell office:value-type="float" office:value="0.00002508083">
                <text:p>0.00002508083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0.5">
                <text:p>10.5</text:p>
              </table:table-cell>
              <table:table-cell office:value-type="float" office:value="0.0005000521">
                <text:p>0.0005000521</text:p>
              </table:table-cell>
              <table:table-cell office:value-type="float" office:value="10.5">
                <text:p>10.5</text:p>
              </table:table-cell>
              <table:table-cell office:value-type="float" office:value="0.0005150022">
                <text:p>0.0005150022</text:p>
              </table:table-cell>
              <table:table-cell office:value-type="float" office:value="10.5">
                <text:p>10.5</text:p>
              </table:table-cell>
              <table:table-cell office:value-type="float" office:value="0.0006378629">
                <text:p>0.0006378629</text:p>
              </table:table-cell>
              <table:table-cell office:value-type="float" office:value="10.5">
                <text:p>10.5</text:p>
              </table:table-cell>
              <table:table-cell office:value-type="float" office:value="0.0003092018">
                <text:p>0.0003092018</text:p>
              </table:table-cell>
              <table:table-cell office:value-type="float" office:value="10.5">
                <text:p>10.5</text:p>
              </table:table-cell>
              <table:table-cell office:value-type="float" office:value="0.0003620327">
                <text:p>0.0003620327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0.5">
                <text:p>10.5</text:p>
              </table:table-cell>
              <table:table-cell office:value-type="float" office:value="0.00002508083">
                <text:p>0.00002508083</text:p>
              </table:table-cell>
            </table:table-row>
            <table:table-row>
              <table:table-cell office:value-type="float" office:value="0.00001002536">
                <text:p>0.0000100253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11.5">
                <text:p>11.5</text:p>
              </table:table-cell>
              <table:table-cell office:value-type="float" office:value="0.000384415">
                <text:p>0.000384415</text:p>
              </table:table-cell>
              <table:table-cell office:value-type="float" office:value="11.5">
                <text:p>11.5</text:p>
              </table:table-cell>
              <table:table-cell office:value-type="float" office:value="0.0005127107">
                <text:p>0.0005127107</text:p>
              </table:table-cell>
              <table:table-cell office:value-type="float" office:value="11.5">
                <text:p>11.5</text:p>
              </table:table-cell>
              <table:table-cell office:value-type="float" office:value="0.0006105648">
                <text:p>0.0006105648</text:p>
              </table:table-cell>
              <table:table-cell office:value-type="float" office:value="11.5">
                <text:p>11.5</text:p>
              </table:table-cell>
              <table:table-cell office:value-type="float" office:value="0.0002928668">
                <text:p>0.0002928668</text:p>
              </table:table-cell>
              <table:table-cell office:value-type="float" office:value="11.5">
                <text:p>11.5</text:p>
              </table:table-cell>
              <table:table-cell office:value-type="float" office:value="0.0003169819">
                <text:p>0.0003169819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11.5">
                <text:p>11.5</text:p>
              </table:table-cell>
              <table:table-cell office:value-type="float" office:value="0.00001002536">
                <text:p>0.00001002536</text:p>
              </table:table-cell>
            </table:table-row>
            <table:table-row>
              <table:table-cell office:value-type="float" office:value="0.000008">
                <text:p>0.000008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0.0003558025">
                <text:p>0.0003558025</text:p>
              </table:table-cell>
              <table:table-cell office:value-type="float" office:value="12.5">
                <text:p>12.5</text:p>
              </table:table-cell>
              <table:table-cell office:value-type="float" office:value="0.000469115">
                <text:p>0.000469115</text:p>
              </table:table-cell>
              <table:table-cell office:value-type="float" office:value="12.5">
                <text:p>12.5</text:p>
              </table:table-cell>
              <table:table-cell office:value-type="float" office:value="0.0005571718">
                <text:p>0.0005571718</text:p>
              </table:table-cell>
              <table:table-cell office:value-type="float" office:value="12.5">
                <text:p>12.5</text:p>
              </table:table-cell>
              <table:table-cell office:value-type="float" office:value="0.0003033047">
                <text:p>0.0003033047</text:p>
              </table:table-cell>
              <table:table-cell office:value-type="float" office:value="12.5">
                <text:p>12.5</text:p>
              </table:table-cell>
              <table:table-cell office:value-type="float" office:value="0.0003349296">
                <text:p>0.0003349296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0.000006">
                <text:p>0.000006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  <table:table-cell office:value-type="float" office:value="0.0002714865">
                <text:p>0.0002714865</text:p>
              </table:table-cell>
              <table:table-cell office:value-type="float" office:value="13.5">
                <text:p>13.5</text:p>
              </table:table-cell>
              <table:table-cell office:value-type="float" office:value="0.0004501686">
                <text:p>0.0004501686</text:p>
              </table:table-cell>
              <table:table-cell office:value-type="float" office:value="13.5">
                <text:p>13.5</text:p>
              </table:table-cell>
              <table:table-cell office:value-type="float" office:value="0.0004380305">
                <text:p>0.0004380305</text:p>
              </table:table-cell>
              <table:table-cell office:value-type="float" office:value="13.5">
                <text:p>13.5</text:p>
              </table:table-cell>
              <table:table-cell office:value-type="float" office:value="0.0003585092">
                <text:p>0.0003585092</text:p>
              </table:table-cell>
              <table:table-cell office:value-type="float" office:value="13.5">
                <text:p>13.5</text:p>
              </table:table-cell>
              <table:table-cell office:value-type="float" office:value="0.0003435819">
                <text:p>0.0003435819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0.000002">
                <text:p>0.000002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  <table:table-cell office:value-type="float" office:value="0.0002131584">
                <text:p>0.0002131584</text:p>
              </table:table-cell>
              <table:table-cell office:value-type="float" office:value="14.5">
                <text:p>14.5</text:p>
              </table:table-cell>
              <table:table-cell office:value-type="float" office:value="0.0004912093">
                <text:p>0.0004912093</text:p>
              </table:table-cell>
              <table:table-cell office:value-type="float" office:value="14.5">
                <text:p>14.5</text:p>
              </table:table-cell>
              <table:table-cell office:value-type="float" office:value="0.0004607716">
                <text:p>0.0004607716</text:p>
              </table:table-cell>
              <table:table-cell office:value-type="float" office:value="14.5">
                <text:p>14.5</text:p>
              </table:table-cell>
              <table:table-cell office:value-type="float" office:value="0.0003105526">
                <text:p>0.0003105526</text:p>
              </table:table-cell>
              <table:table-cell office:value-type="float" office:value="14.5">
                <text:p>14.5</text:p>
              </table:table-cell>
              <table:table-cell office:value-type="float" office:value="0.0003351376">
                <text:p>0.0003351376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  <table:table-cell office:value-type="float" office:value="14.5">
                <text:p>14.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0.00000492033">
                <text:p>0.00000492033</text:p>
              </table:table-cell>
              <table:table-cell office:value-type="float" office:value="15.5">
                <text:p>15.5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0.0002523391">
                <text:p>0.0002523391</text:p>
              </table:table-cell>
              <table:table-cell office:value-type="float" office:value="15.5">
                <text:p>15.5</text:p>
              </table:table-cell>
              <table:table-cell office:value-type="float" office:value="0.0004567266">
                <text:p>0.0004567266</text:p>
              </table:table-cell>
              <table:table-cell office:value-type="float" office:value="15.5">
                <text:p>15.5</text:p>
              </table:table-cell>
              <table:table-cell office:value-type="float" office:value="0.0004674392">
                <text:p>0.0004674392</text:p>
              </table:table-cell>
              <table:table-cell office:value-type="float" office:value="15.5">
                <text:p>15.5</text:p>
              </table:table-cell>
              <table:table-cell office:value-type="float" office:value="0.0002593224">
                <text:p>0.0002593224</text:p>
              </table:table-cell>
              <table:table-cell office:value-type="float" office:value="15.5">
                <text:p>15.5</text:p>
              </table:table-cell>
              <table:table-cell office:value-type="float" office:value="0.0003445522">
                <text:p>0.0003445522</text:p>
              </table:table-cell>
              <table:table-cell office:value-type="float" office:value="15.5">
                <text:p>15.5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0.00000492033">
                <text:p>0.00000492033</text:p>
              </table:table-cell>
            </table:table-row>
            <table:table-row>
              <table:table-cell office:value-type="float" office:value="0.000002">
                <text:p>0.000002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  <table:table-cell office:value-type="float" office:value="16.5">
                <text:p>16.5</text:p>
              </table:table-cell>
              <table:table-cell office:value-type="float" office:value="0.000171108">
                <text:p>0.000171108</text:p>
              </table:table-cell>
              <table:table-cell office:value-type="float" office:value="16.5">
                <text:p>16.5</text:p>
              </table:table-cell>
              <table:table-cell office:value-type="float" office:value="0.0004269207">
                <text:p>0.0004269207</text:p>
              </table:table-cell>
              <table:table-cell office:value-type="float" office:value="16.5">
                <text:p>16.5</text:p>
              </table:table-cell>
              <table:table-cell office:value-type="float" office:value="0.0004525369">
                <text:p>0.0004525369</text:p>
              </table:table-cell>
              <table:table-cell office:value-type="float" office:value="16.5">
                <text:p>16.5</text:p>
              </table:table-cell>
              <table:table-cell office:value-type="float" office:value="0.0003064482">
                <text:p>0.0003064482</text:p>
              </table:table-cell>
              <table:table-cell office:value-type="float" office:value="16.5">
                <text:p>16.5</text:p>
              </table:table-cell>
              <table:table-cell office:value-type="float" office:value="0.0004104216">
                <text:p>0.0004104216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  <table:table-cell office:value-type="float" office:value="16.5">
                <text:p>16.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0.00000107967">
                <text:p>0.00000107967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17.5">
                <text:p>17.5</text:p>
              </table:table-cell>
              <table:table-cell office:value-type="float" office:value="0.0001533232">
                <text:p>0.0001533232</text:p>
              </table:table-cell>
              <table:table-cell office:value-type="float" office:value="17.5">
                <text:p>17.5</text:p>
              </table:table-cell>
              <table:table-cell office:value-type="float" office:value="0.0004352202">
                <text:p>0.0004352202</text:p>
              </table:table-cell>
              <table:table-cell office:value-type="float" office:value="17.5">
                <text:p>17.5</text:p>
              </table:table-cell>
              <table:table-cell office:value-type="float" office:value="0.0003919738">
                <text:p>0.0003919738</text:p>
              </table:table-cell>
              <table:table-cell office:value-type="float" office:value="17.5">
                <text:p>17.5</text:p>
              </table:table-cell>
              <table:table-cell office:value-type="float" office:value="0.0002904225">
                <text:p>0.0002904225</text:p>
              </table:table-cell>
              <table:table-cell office:value-type="float" office:value="17.5">
                <text:p>17.5</text:p>
              </table:table-cell>
              <table:table-cell office:value-type="float" office:value="0.0003430313">
                <text:p>0.0003430313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17.5">
                <text:p>17.5</text:p>
              </table:table-cell>
              <table:table-cell office:value-type="float" office:value="0.00000107967">
                <text:p>0.000001079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  <table:table-cell office:value-type="float" office:value="18.5">
                <text:p>18.5</text:p>
              </table:table-cell>
              <table:table-cell office:value-type="float" office:value="0.0001633744">
                <text:p>0.0001633744</text:p>
              </table:table-cell>
              <table:table-cell office:value-type="float" office:value="18.5">
                <text:p>18.5</text:p>
              </table:table-cell>
              <table:table-cell office:value-type="float" office:value="0.0004587824">
                <text:p>0.0004587824</text:p>
              </table:table-cell>
              <table:table-cell office:value-type="float" office:value="18.5">
                <text:p>18.5</text:p>
              </table:table-cell>
              <table:table-cell office:value-type="float" office:value="0.0004406049">
                <text:p>0.0004406049</text:p>
              </table:table-cell>
              <table:table-cell office:value-type="float" office:value="18.5">
                <text:p>18.5</text:p>
              </table:table-cell>
              <table:table-cell office:value-type="float" office:value="0.0003296797">
                <text:p>0.0003296797</text:p>
              </table:table-cell>
              <table:table-cell office:value-type="float" office:value="18.5">
                <text:p>18.5</text:p>
              </table:table-cell>
              <table:table-cell office:value-type="float" office:value="0.0003343133">
                <text:p>0.0003343133</text:p>
              </table:table-cell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19.5">
                <text:p>19.5</text:p>
              </table:table-cell>
              <table:table-cell office:value-type="float" office:value="0">
                <text:p>0</text:p>
              </table:table-cell>
              <table:table-cell office:value-type="float" office:value="19.5">
                <text:p>19.5</text:p>
              </table:table-cell>
              <table:table-cell office:value-type="float" office:value="0.0001052233">
                <text:p>0.0001052233</text:p>
              </table:table-cell>
              <table:table-cell office:value-type="float" office:value="19.5">
                <text:p>19.5</text:p>
              </table:table-cell>
              <table:table-cell office:value-type="float" office:value="0.0004050776">
                <text:p>0.0004050776</text:p>
              </table:table-cell>
              <table:table-cell office:value-type="float" office:value="19.5">
                <text:p>19.5</text:p>
              </table:table-cell>
              <table:table-cell office:value-type="float" office:value="0.0003533892">
                <text:p>0.0003533892</text:p>
              </table:table-cell>
              <table:table-cell office:value-type="float" office:value="19.5">
                <text:p>19.5</text:p>
              </table:table-cell>
              <table:table-cell office:value-type="float" office:value="0.000311122">
                <text:p>0.000311122</text:p>
              </table:table-cell>
              <table:table-cell office:value-type="float" office:value="19.5">
                <text:p>19.5</text:p>
              </table:table-cell>
              <table:table-cell office:value-type="float" office:value="0.000344768">
                <text:p>0.000344768</text:p>
              </table:table-cell>
              <table:table-cell office:value-type="float" office:value="19.5">
                <text:p>19.5</text:p>
              </table:table-cell>
              <table:table-cell office:value-type="float" office:value="0">
                <text:p>0</text:p>
              </table:table-cell>
              <table:table-cell office:value-type="float" office:value="19.5">
                <text:p>19.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20.5">
                <text:p>20.5</text:p>
              </table:table-cell>
              <table:table-cell office:value-type="float" office:value="0">
                <text:p>0</text:p>
              </table:table-cell>
              <table:table-cell office:value-type="float" office:value="20.5">
                <text:p>20.5</text:p>
              </table:table-cell>
              <table:table-cell office:value-type="float" office:value="0.0001183289">
                <text:p>0.0001183289</text:p>
              </table:table-cell>
              <table:table-cell office:value-type="float" office:value="20.5">
                <text:p>20.5</text:p>
              </table:table-cell>
              <table:table-cell office:value-type="float" office:value="0.0003266131">
                <text:p>0.0003266131</text:p>
              </table:table-cell>
              <table:table-cell office:value-type="float" office:value="20.5">
                <text:p>20.5</text:p>
              </table:table-cell>
              <table:table-cell office:value-type="float" office:value="0.0003633103">
                <text:p>0.0003633103</text:p>
              </table:table-cell>
              <table:table-cell office:value-type="float" office:value="20.5">
                <text:p>20.5</text:p>
              </table:table-cell>
              <table:table-cell office:value-type="float" office:value="0.0002987144">
                <text:p>0.0002987144</text:p>
              </table:table-cell>
              <table:table-cell office:value-type="float" office:value="20.5">
                <text:p>20.5</text:p>
              </table:table-cell>
              <table:table-cell office:value-type="float" office:value="0.0003129929">
                <text:p>0.0003129929</text:p>
              </table:table-cell>
              <table:table-cell office:value-type="float" office:value="20.5">
                <text:p>20.5</text:p>
              </table:table-cell>
              <table:table-cell office:value-type="float" office:value="0">
                <text:p>0</text:p>
              </table:table-cell>
              <table:table-cell office:value-type="float" office:value="20.5">
                <text:p>20.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1.5">
                <text:p>21.5</text:p>
              </table:table-cell>
              <table:table-cell office:value-type="float" office:value="0">
                <text:p>0</text:p>
              </table:table-cell>
              <table:table-cell office:value-type="float" office:value="21.5">
                <text:p>21.5</text:p>
              </table:table-cell>
              <table:table-cell office:value-type="float" office:value="0.00008849939">
                <text:p>0.00008849939</text:p>
              </table:table-cell>
              <table:table-cell office:value-type="float" office:value="21.5">
                <text:p>21.5</text:p>
              </table:table-cell>
              <table:table-cell office:value-type="float" office:value="0.0004382512">
                <text:p>0.0004382512</text:p>
              </table:table-cell>
              <table:table-cell office:value-type="float" office:value="21.5">
                <text:p>21.5</text:p>
              </table:table-cell>
              <table:table-cell office:value-type="float" office:value="0.0003503176">
                <text:p>0.0003503176</text:p>
              </table:table-cell>
              <table:table-cell office:value-type="float" office:value="21.5">
                <text:p>21.5</text:p>
              </table:table-cell>
              <table:table-cell office:value-type="float" office:value="0.0003291751">
                <text:p>0.0003291751</text:p>
              </table:table-cell>
              <table:table-cell office:value-type="float" office:value="21.5">
                <text:p>21.5</text:p>
              </table:table-cell>
              <table:table-cell office:value-type="float" office:value="0.000334138">
                <text:p>0.000334138</text:p>
              </table:table-cell>
              <table:table-cell office:value-type="float" office:value="21.5">
                <text:p>21.5</text:p>
              </table:table-cell>
              <table:table-cell office:value-type="float" office:value="0">
                <text:p>0</text:p>
              </table:table-cell>
              <table:table-cell office:value-type="float" office:value="21.5">
                <text:p>2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22.5">
                <text:p>22.5</text:p>
              </table:table-cell>
              <table:table-cell office:value-type="float" office:value="0.00008240428">
                <text:p>0.00008240428</text:p>
              </table:table-cell>
              <table:table-cell office:value-type="float" office:value="22.5">
                <text:p>22.5</text:p>
              </table:table-cell>
              <table:table-cell office:value-type="float" office:value="0.0003774158">
                <text:p>0.0003774158</text:p>
              </table:table-cell>
              <table:table-cell office:value-type="float" office:value="22.5">
                <text:p>22.5</text:p>
              </table:table-cell>
              <table:table-cell office:value-type="float" office:value="0.0002677731">
                <text:p>0.0002677731</text:p>
              </table:table-cell>
              <table:table-cell office:value-type="float" office:value="22.5">
                <text:p>22.5</text:p>
              </table:table-cell>
              <table:table-cell office:value-type="float" office:value="0.0002788069">
                <text:p>0.0002788069</text:p>
              </table:table-cell>
              <table:table-cell office:value-type="float" office:value="22.5">
                <text:p>22.5</text:p>
              </table:table-cell>
              <table:table-cell office:value-type="float" office:value="0.0003573475">
                <text:p>0.0003573475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  <table:table-cell office:value-type="float" office:value="23.5">
                <text:p>23.5</text:p>
              </table:table-cell>
              <table:table-cell office:value-type="float" office:value="0.00006277992">
                <text:p>0.00006277992</text:p>
              </table:table-cell>
              <table:table-cell office:value-type="float" office:value="23.5">
                <text:p>23.5</text:p>
              </table:table-cell>
              <table:table-cell office:value-type="float" office:value="0.0003835163">
                <text:p>0.0003835163</text:p>
              </table:table-cell>
              <table:table-cell office:value-type="float" office:value="23.5">
                <text:p>23.5</text:p>
              </table:table-cell>
              <table:table-cell office:value-type="float" office:value="0.000295995">
                <text:p>0.000295995</text:p>
              </table:table-cell>
              <table:table-cell office:value-type="float" office:value="23.5">
                <text:p>23.5</text:p>
              </table:table-cell>
              <table:table-cell office:value-type="float" office:value="0.0002964608">
                <text:p>0.0002964608</text:p>
              </table:table-cell>
              <table:table-cell office:value-type="float" office:value="23.5">
                <text:p>23.5</text:p>
              </table:table-cell>
              <table:table-cell office:value-type="float" office:value="0.0003110748">
                <text:p>0.0003110748</text:p>
              </table:table-cell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24.5">
                <text:p>24.5</text:p>
              </table:table-cell>
              <table:table-cell office:value-type="float" office:value="0.00005691789">
                <text:p>0.00005691789</text:p>
              </table:table-cell>
              <table:table-cell office:value-type="float" office:value="24.5">
                <text:p>24.5</text:p>
              </table:table-cell>
              <table:table-cell office:value-type="float" office:value="0.0003519231">
                <text:p>0.0003519231</text:p>
              </table:table-cell>
              <table:table-cell office:value-type="float" office:value="24.5">
                <text:p>24.5</text:p>
              </table:table-cell>
              <table:table-cell office:value-type="float" office:value="0.0002628454">
                <text:p>0.0002628454</text:p>
              </table:table-cell>
              <table:table-cell office:value-type="float" office:value="24.5">
                <text:p>24.5</text:p>
              </table:table-cell>
              <table:table-cell office:value-type="float" office:value="0.0002672904">
                <text:p>0.0002672904</text:p>
              </table:table-cell>
              <table:table-cell office:value-type="float" office:value="24.5">
                <text:p>24.5</text:p>
              </table:table-cell>
              <table:table-cell office:value-type="float" office:value="0.0003242394">
                <text:p>0.0003242394</text:p>
              </table:table-cell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  <table:table-cell office:value-type="float" office:value="0.00004792024">
                <text:p>0.00004792024</text:p>
              </table:table-cell>
              <table:table-cell office:value-type="float" office:value="25.5">
                <text:p>25.5</text:p>
              </table:table-cell>
              <table:table-cell office:value-type="float" office:value="0.0003456657">
                <text:p>0.0003456657</text:p>
              </table:table-cell>
              <table:table-cell office:value-type="float" office:value="25.5">
                <text:p>25.5</text:p>
              </table:table-cell>
              <table:table-cell office:value-type="float" office:value="0.0002452778">
                <text:p>0.0002452778</text:p>
              </table:table-cell>
              <table:table-cell office:value-type="float" office:value="25.5">
                <text:p>25.5</text:p>
              </table:table-cell>
              <table:table-cell office:value-type="float" office:value="0.0002568992">
                <text:p>0.0002568992</text:p>
              </table:table-cell>
              <table:table-cell office:value-type="float" office:value="25.5">
                <text:p>25.5</text:p>
              </table:table-cell>
              <table:table-cell office:value-type="float" office:value="0.0003125249">
                <text:p>0.0003125249</text:p>
              </table:table-cell>
              <table:table-cell office:value-type="float" office:value="25.5">
                <text:p>25.5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0.00005542564">
                <text:p>0.00005542564</text:p>
              </table:table-cell>
              <table:table-cell office:value-type="float" office:value="26.5">
                <text:p>26.5</text:p>
              </table:table-cell>
              <table:table-cell office:value-type="float" office:value="0.0003192869">
                <text:p>0.0003192869</text:p>
              </table:table-cell>
              <table:table-cell office:value-type="float" office:value="26.5">
                <text:p>26.5</text:p>
              </table:table-cell>
              <table:table-cell office:value-type="float" office:value="0.0002437907">
                <text:p>0.0002437907</text:p>
              </table:table-cell>
              <table:table-cell office:value-type="float" office:value="26.5">
                <text:p>26.5</text:p>
              </table:table-cell>
              <table:table-cell office:value-type="float" office:value="0.000309317">
                <text:p>0.000309317</text:p>
              </table:table-cell>
              <table:table-cell office:value-type="float" office:value="26.5">
                <text:p>26.5</text:p>
              </table:table-cell>
              <table:table-cell office:value-type="float" office:value="0.0003543697">
                <text:p>0.0003543697</text:p>
              </table:table-cell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7.5">
                <text:p>27.5</text:p>
              </table:table-cell>
              <table:table-cell office:value-type="float" office:value="0">
                <text:p>0</text:p>
              </table:table-cell>
              <table:table-cell office:value-type="float" office:value="27.5">
                <text:p>27.5</text:p>
              </table:table-cell>
              <table:table-cell office:value-type="float" office:value="0.00003148799">
                <text:p>0.00003148799</text:p>
              </table:table-cell>
              <table:table-cell office:value-type="float" office:value="27.5">
                <text:p>27.5</text:p>
              </table:table-cell>
              <table:table-cell office:value-type="float" office:value="0.0003431061">
                <text:p>0.0003431061</text:p>
              </table:table-cell>
              <table:table-cell office:value-type="float" office:value="27.5">
                <text:p>27.5</text:p>
              </table:table-cell>
              <table:table-cell office:value-type="float" office:value="0.0002035179">
                <text:p>0.0002035179</text:p>
              </table:table-cell>
              <table:table-cell office:value-type="float" office:value="27.5">
                <text:p>27.5</text:p>
              </table:table-cell>
              <table:table-cell office:value-type="float" office:value="0.0002718631">
                <text:p>0.0002718631</text:p>
              </table:table-cell>
              <table:table-cell office:value-type="float" office:value="27.5">
                <text:p>27.5</text:p>
              </table:table-cell>
              <table:table-cell office:value-type="float" office:value="0.0002900707">
                <text:p>0.0002900707</text:p>
              </table:table-cell>
              <table:table-cell office:value-type="float" office:value="27.5">
                <text:p>27.5</text:p>
              </table:table-cell>
              <table:table-cell office:value-type="float" office:value="0">
                <text:p>0</text:p>
              </table:table-cell>
              <table:table-cell office:value-type="float" office:value="27.5">
                <text:p>2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8.5">
                <text:p>28.5</text:p>
              </table:table-cell>
              <table:table-cell office:value-type="float" office:value="0">
                <text:p>0</text:p>
              </table:table-cell>
              <table:table-cell office:value-type="float" office:value="28.5">
                <text:p>28.5</text:p>
              </table:table-cell>
              <table:table-cell office:value-type="float" office:value="0.00003132616">
                <text:p>0.00003132616</text:p>
              </table:table-cell>
              <table:table-cell office:value-type="float" office:value="28.5">
                <text:p>28.5</text:p>
              </table:table-cell>
              <table:table-cell office:value-type="float" office:value="0.0003312279">
                <text:p>0.0003312279</text:p>
              </table:table-cell>
              <table:table-cell office:value-type="float" office:value="28.5">
                <text:p>28.5</text:p>
              </table:table-cell>
              <table:table-cell office:value-type="float" office:value="0.0001588589">
                <text:p>0.0001588589</text:p>
              </table:table-cell>
              <table:table-cell office:value-type="float" office:value="28.5">
                <text:p>28.5</text:p>
              </table:table-cell>
              <table:table-cell office:value-type="float" office:value="0.0002776739">
                <text:p>0.0002776739</text:p>
              </table:table-cell>
              <table:table-cell office:value-type="float" office:value="28.5">
                <text:p>28.5</text:p>
              </table:table-cell>
              <table:table-cell office:value-type="float" office:value="0.0003409509">
                <text:p>0.0003409509</text:p>
              </table:table-cell>
              <table:table-cell office:value-type="float" office:value="28.5">
                <text:p>28.5</text:p>
              </table:table-cell>
              <table:table-cell office:value-type="float" office:value="0">
                <text:p>0</text:p>
              </table:table-cell>
              <table:table-cell office:value-type="float" office:value="28.5">
                <text:p>2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0.00002399656">
                <text:p>0.00002399656</text:p>
              </table:table-cell>
              <table:table-cell office:value-type="float" office:value="29.5">
                <text:p>29.5</text:p>
              </table:table-cell>
              <table:table-cell office:value-type="float" office:value="0.0003279">
                <text:p>0.0003279</text:p>
              </table:table-cell>
              <table:table-cell office:value-type="float" office:value="29.5">
                <text:p>29.5</text:p>
              </table:table-cell>
              <table:table-cell office:value-type="float" office:value="0.0001746492">
                <text:p>0.0001746492</text:p>
              </table:table-cell>
              <table:table-cell office:value-type="float" office:value="29.5">
                <text:p>29.5</text:p>
              </table:table-cell>
              <table:table-cell office:value-type="float" office:value="0.0003037127">
                <text:p>0.0003037127</text:p>
              </table:table-cell>
              <table:table-cell office:value-type="float" office:value="29.5">
                <text:p>29.5</text:p>
              </table:table-cell>
              <table:table-cell office:value-type="float" office:value="0.0003346981">
                <text:p>0.0003346981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0.5">
                <text:p>30.5</text:p>
              </table:table-cell>
              <table:table-cell office:value-type="float" office:value="0">
                <text:p>0</text:p>
              </table:table-cell>
              <table:table-cell office:value-type="float" office:value="30.5">
                <text:p>30.5</text:p>
              </table:table-cell>
              <table:table-cell office:value-type="float" office:value="0.00002536739">
                <text:p>0.00002536739</text:p>
              </table:table-cell>
              <table:table-cell office:value-type="float" office:value="30.5">
                <text:p>30.5</text:p>
              </table:table-cell>
              <table:table-cell office:value-type="float" office:value="0.0003297733">
                <text:p>0.0003297733</text:p>
              </table:table-cell>
              <table:table-cell office:value-type="float" office:value="30.5">
                <text:p>30.5</text:p>
              </table:table-cell>
              <table:table-cell office:value-type="float" office:value="0.0001779914">
                <text:p>0.0001779914</text:p>
              </table:table-cell>
              <table:table-cell office:value-type="float" office:value="30.5">
                <text:p>30.5</text:p>
              </table:table-cell>
              <table:table-cell office:value-type="float" office:value="0.0002293787">
                <text:p>0.0002293787</text:p>
              </table:table-cell>
              <table:table-cell office:value-type="float" office:value="30.5">
                <text:p>30.5</text:p>
              </table:table-cell>
              <table:table-cell office:value-type="float" office:value="0.0002645024">
                <text:p>0.0002645024</text:p>
              </table:table-cell>
              <table:table-cell office:value-type="float" office:value="30.5">
                <text:p>30.5</text:p>
              </table:table-cell>
              <table:table-cell office:value-type="float" office:value="0">
                <text:p>0</text:p>
              </table:table-cell>
              <table:table-cell office:value-type="float" office:value="30.5">
                <text:p>3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31.5">
                <text:p>31.5</text:p>
              </table:table-cell>
              <table:table-cell office:value-type="float" office:value="0.00001076667">
                <text:p>0.00001076667</text:p>
              </table:table-cell>
              <table:table-cell office:value-type="float" office:value="31.5">
                <text:p>31.5</text:p>
              </table:table-cell>
              <table:table-cell office:value-type="float" office:value="0.0003418664">
                <text:p>0.0003418664</text:p>
              </table:table-cell>
              <table:table-cell office:value-type="float" office:value="31.5">
                <text:p>31.5</text:p>
              </table:table-cell>
              <table:table-cell office:value-type="float" office:value="0.0001945261">
                <text:p>0.0001945261</text:p>
              </table:table-cell>
              <table:table-cell office:value-type="float" office:value="31.5">
                <text:p>31.5</text:p>
              </table:table-cell>
              <table:table-cell office:value-type="float" office:value="0.0002454259">
                <text:p>0.0002454259</text:p>
              </table:table-cell>
              <table:table-cell office:value-type="float" office:value="31.5">
                <text:p>31.5</text:p>
              </table:table-cell>
              <table:table-cell office:value-type="float" office:value="0.0002741715">
                <text:p>0.0002741715</text:p>
              </table:table-cell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2.5">
                <text:p>32.5</text:p>
              </table:table-cell>
              <table:table-cell office:value-type="float" office:value="0">
                <text:p>0</text:p>
              </table:table-cell>
              <table:table-cell office:value-type="float" office:value="32.5">
                <text:p>32.5</text:p>
              </table:table-cell>
              <table:table-cell office:value-type="float" office:value="0.00001348808">
                <text:p>0.00001348808</text:p>
              </table:table-cell>
              <table:table-cell office:value-type="float" office:value="32.5">
                <text:p>32.5</text:p>
              </table:table-cell>
              <table:table-cell office:value-type="float" office:value="0.0003362491">
                <text:p>0.0003362491</text:p>
              </table:table-cell>
              <table:table-cell office:value-type="float" office:value="32.5">
                <text:p>32.5</text:p>
              </table:table-cell>
              <table:table-cell office:value-type="float" office:value="0.0001682167">
                <text:p>0.0001682167</text:p>
              </table:table-cell>
              <table:table-cell office:value-type="float" office:value="32.5">
                <text:p>32.5</text:p>
              </table:table-cell>
              <table:table-cell office:value-type="float" office:value="0.0002249029">
                <text:p>0.0002249029</text:p>
              </table:table-cell>
              <table:table-cell office:value-type="float" office:value="32.5">
                <text:p>32.5</text:p>
              </table:table-cell>
              <table:table-cell office:value-type="float" office:value="0.0002891633">
                <text:p>0.0002891633</text:p>
              </table:table-cell>
              <table:table-cell office:value-type="float" office:value="32.5">
                <text:p>32.5</text:p>
              </table:table-cell>
              <table:table-cell office:value-type="float" office:value="0">
                <text:p>0</text:p>
              </table:table-cell>
              <table:table-cell office:value-type="float" office:value="32.5">
                <text:p>3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  <table:table-cell office:value-type="float" office:value="33.5">
                <text:p>33.5</text:p>
              </table:table-cell>
              <table:table-cell office:value-type="float" office:value="0.00001208848">
                <text:p>0.00001208848</text:p>
              </table:table-cell>
              <table:table-cell office:value-type="float" office:value="33.5">
                <text:p>33.5</text:p>
              </table:table-cell>
              <table:table-cell office:value-type="float" office:value="0.0002826728">
                <text:p>0.0002826728</text:p>
              </table:table-cell>
              <table:table-cell office:value-type="float" office:value="33.5">
                <text:p>33.5</text:p>
              </table:table-cell>
              <table:table-cell office:value-type="float" office:value="0.0001541798">
                <text:p>0.0001541798</text:p>
              </table:table-cell>
              <table:table-cell office:value-type="float" office:value="33.5">
                <text:p>33.5</text:p>
              </table:table-cell>
              <table:table-cell office:value-type="float" office:value="0.0002581442">
                <text:p>0.0002581442</text:p>
              </table:table-cell>
              <table:table-cell office:value-type="float" office:value="33.5">
                <text:p>33.5</text:p>
              </table:table-cell>
              <table:table-cell office:value-type="float" office:value="0.0003204509">
                <text:p>0.0003204509</text:p>
              </table:table-cell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  <table:table-cell office:value-type="float" office:value="34.5">
                <text:p>34.5</text:p>
              </table:table-cell>
              <table:table-cell office:value-type="float" office:value="0.0000164904">
                <text:p>0.0000164904</text:p>
              </table:table-cell>
              <table:table-cell office:value-type="float" office:value="34.5">
                <text:p>34.5</text:p>
              </table:table-cell>
              <table:table-cell office:value-type="float" office:value="0.0002738547">
                <text:p>0.0002738547</text:p>
              </table:table-cell>
              <table:table-cell office:value-type="float" office:value="34.5">
                <text:p>34.5</text:p>
              </table:table-cell>
              <table:table-cell office:value-type="float" office:value="0.000122434">
                <text:p>0.000122434</text:p>
              </table:table-cell>
              <table:table-cell office:value-type="float" office:value="34.5">
                <text:p>34.5</text:p>
              </table:table-cell>
              <table:table-cell office:value-type="float" office:value="0.0002701898">
                <text:p>0.0002701898</text:p>
              </table:table-cell>
              <table:table-cell office:value-type="float" office:value="34.5">
                <text:p>34.5</text:p>
              </table:table-cell>
              <table:table-cell office:value-type="float" office:value="0.0002736814">
                <text:p>0.0002736814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5.5">
                <text:p>35.5</text:p>
              </table:table-cell>
              <table:table-cell office:value-type="float" office:value="0">
                <text:p>0</text:p>
              </table:table-cell>
              <table:table-cell office:value-type="float" office:value="35.5">
                <text:p>35.5</text:p>
              </table:table-cell>
              <table:table-cell office:value-type="float" office:value="0.00002103623">
                <text:p>0.00002103623</text:p>
              </table:table-cell>
              <table:table-cell office:value-type="float" office:value="35.5">
                <text:p>35.5</text:p>
              </table:table-cell>
              <table:table-cell office:value-type="float" office:value="0.0002500115">
                <text:p>0.0002500115</text:p>
              </table:table-cell>
              <table:table-cell office:value-type="float" office:value="35.5">
                <text:p>35.5</text:p>
              </table:table-cell>
              <table:table-cell office:value-type="float" office:value="0.0001188461">
                <text:p>0.0001188461</text:p>
              </table:table-cell>
              <table:table-cell office:value-type="float" office:value="35.5">
                <text:p>35.5</text:p>
              </table:table-cell>
              <table:table-cell office:value-type="float" office:value="0.0002549354">
                <text:p>0.0002549354</text:p>
              </table:table-cell>
              <table:table-cell office:value-type="float" office:value="35.5">
                <text:p>35.5</text:p>
              </table:table-cell>
              <table:table-cell office:value-type="float" office:value="0.000333006">
                <text:p>0.000333006</text:p>
              </table:table-cell>
              <table:table-cell office:value-type="float" office:value="35.5">
                <text:p>35.5</text:p>
              </table:table-cell>
              <table:table-cell office:value-type="float" office:value="0">
                <text:p>0</text:p>
              </table:table-cell>
              <table:table-cell office:value-type="float" office:value="35.5">
                <text:p>3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6.5">
                <text:p>36.5</text:p>
              </table:table-cell>
              <table:table-cell office:value-type="float" office:value="0">
                <text:p>0</text:p>
              </table:table-cell>
              <table:table-cell office:value-type="float" office:value="36.5">
                <text:p>36.5</text:p>
              </table:table-cell>
              <table:table-cell office:value-type="float" office:value="0.00001050767">
                <text:p>0.00001050767</text:p>
              </table:table-cell>
              <table:table-cell office:value-type="float" office:value="36.5">
                <text:p>36.5</text:p>
              </table:table-cell>
              <table:table-cell office:value-type="float" office:value="0.0002332431">
                <text:p>0.0002332431</text:p>
              </table:table-cell>
              <table:table-cell office:value-type="float" office:value="36.5">
                <text:p>36.5</text:p>
              </table:table-cell>
              <table:table-cell office:value-type="float" office:value="0.0001076956">
                <text:p>0.0001076956</text:p>
              </table:table-cell>
              <table:table-cell office:value-type="float" office:value="36.5">
                <text:p>36.5</text:p>
              </table:table-cell>
              <table:table-cell office:value-type="float" office:value="0.0002550333">
                <text:p>0.0002550333</text:p>
              </table:table-cell>
              <table:table-cell office:value-type="float" office:value="36.5">
                <text:p>36.5</text:p>
              </table:table-cell>
              <table:table-cell office:value-type="float" office:value="0.0003237809">
                <text:p>0.0003237809</text:p>
              </table:table-cell>
              <table:table-cell office:value-type="float" office:value="36.5">
                <text:p>36.5</text:p>
              </table:table-cell>
              <table:table-cell office:value-type="float" office:value="0">
                <text:p>0</text:p>
              </table:table-cell>
              <table:table-cell office:value-type="float" office:value="36.5">
                <text:p>3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  <table:table-cell office:value-type="float" office:value="37.5">
                <text:p>37.5</text:p>
              </table:table-cell>
              <table:table-cell office:value-type="float" office:value="0.000006020183">
                <text:p>0.000006020183</text:p>
              </table:table-cell>
              <table:table-cell office:value-type="float" office:value="37.5">
                <text:p>37.5</text:p>
              </table:table-cell>
              <table:table-cell office:value-type="float" office:value="0.0003255709">
                <text:p>0.0003255709</text:p>
              </table:table-cell>
              <table:table-cell office:value-type="float" office:value="37.5">
                <text:p>37.5</text:p>
              </table:table-cell>
              <table:table-cell office:value-type="float" office:value="0.00009640448">
                <text:p>0.00009640448</text:p>
              </table:table-cell>
              <table:table-cell office:value-type="float" office:value="37.5">
                <text:p>37.5</text:p>
              </table:table-cell>
              <table:table-cell office:value-type="float" office:value="0.0002453158">
                <text:p>0.0002453158</text:p>
              </table:table-cell>
              <table:table-cell office:value-type="float" office:value="37.5">
                <text:p>37.5</text:p>
              </table:table-cell>
              <table:table-cell office:value-type="float" office:value="0.0003125425">
                <text:p>0.0003125425</text:p>
              </table:table-cell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8.5">
                <text:p>38.5</text:p>
              </table:table-cell>
              <table:table-cell office:value-type="float" office:value="0">
                <text:p>0</text:p>
              </table:table-cell>
              <table:table-cell office:value-type="float" office:value="38.5">
                <text:p>38.5</text:p>
              </table:table-cell>
              <table:table-cell office:value-type="float" office:value="0.000007463132">
                <text:p>0.000007463132</text:p>
              </table:table-cell>
              <table:table-cell office:value-type="float" office:value="38.5">
                <text:p>38.5</text:p>
              </table:table-cell>
              <table:table-cell office:value-type="float" office:value="0.0002782129">
                <text:p>0.0002782129</text:p>
              </table:table-cell>
              <table:table-cell office:value-type="float" office:value="38.5">
                <text:p>38.5</text:p>
              </table:table-cell>
              <table:table-cell office:value-type="float" office:value="0.0001136782">
                <text:p>0.0001136782</text:p>
              </table:table-cell>
              <table:table-cell office:value-type="float" office:value="38.5">
                <text:p>38.5</text:p>
              </table:table-cell>
              <table:table-cell office:value-type="float" office:value="0.0002318484">
                <text:p>0.0002318484</text:p>
              </table:table-cell>
              <table:table-cell office:value-type="float" office:value="38.5">
                <text:p>38.5</text:p>
              </table:table-cell>
              <table:table-cell office:value-type="float" office:value="0.0002850129">
                <text:p>0.0002850129</text:p>
              </table:table-cell>
              <table:table-cell office:value-type="float" office:value="38.5">
                <text:p>38.5</text:p>
              </table:table-cell>
              <table:table-cell office:value-type="float" office:value="0">
                <text:p>0</text:p>
              </table:table-cell>
              <table:table-cell office:value-type="float" office:value="38.5">
                <text:p>3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9.5">
                <text:p>39.5</text:p>
              </table:table-cell>
              <table:table-cell office:value-type="float" office:value="0">
                <text:p>0</text:p>
              </table:table-cell>
              <table:table-cell office:value-type="float" office:value="39.5">
                <text:p>39.5</text:p>
              </table:table-cell>
              <table:table-cell office:value-type="float" office:value="0.000006095035">
                <text:p>0.000006095035</text:p>
              </table:table-cell>
              <table:table-cell office:value-type="float" office:value="39.5">
                <text:p>39.5</text:p>
              </table:table-cell>
              <table:table-cell office:value-type="float" office:value="0.0002230598">
                <text:p>0.0002230598</text:p>
              </table:table-cell>
              <table:table-cell office:value-type="float" office:value="39.5">
                <text:p>39.5</text:p>
              </table:table-cell>
              <table:table-cell office:value-type="float" office:value="0.00009939205">
                <text:p>0.00009939205</text:p>
              </table:table-cell>
              <table:table-cell office:value-type="float" office:value="39.5">
                <text:p>39.5</text:p>
              </table:table-cell>
              <table:table-cell office:value-type="float" office:value="0.0001959987">
                <text:p>0.0001959987</text:p>
              </table:table-cell>
              <table:table-cell office:value-type="float" office:value="39.5">
                <text:p>39.5</text:p>
              </table:table-cell>
              <table:table-cell office:value-type="float" office:value="0.0002837118">
                <text:p>0.0002837118</text:p>
              </table:table-cell>
              <table:table-cell office:value-type="float" office:value="39.5">
                <text:p>39.5</text:p>
              </table:table-cell>
              <table:table-cell office:value-type="float" office:value="0">
                <text:p>0</text:p>
              </table:table-cell>
              <table:table-cell office:value-type="float" office:value="39.5">
                <text:p>3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0.5">
                <text:p>40.5</text:p>
              </table:table-cell>
              <table:table-cell office:value-type="float" office:value="0">
                <text:p>0</text:p>
              </table:table-cell>
              <table:table-cell office:value-type="float" office:value="40.5">
                <text:p>40.5</text:p>
              </table:table-cell>
              <table:table-cell office:value-type="float" office:value="0.000006">
                <text:p>0.000006</text:p>
              </table:table-cell>
              <table:table-cell office:value-type="float" office:value="40.5">
                <text:p>40.5</text:p>
              </table:table-cell>
              <table:table-cell office:value-type="float" office:value="0.0002349974">
                <text:p>0.0002349974</text:p>
              </table:table-cell>
              <table:table-cell office:value-type="float" office:value="40.5">
                <text:p>40.5</text:p>
              </table:table-cell>
              <table:table-cell office:value-type="float" office:value="0.00007891191">
                <text:p>0.00007891191</text:p>
              </table:table-cell>
              <table:table-cell office:value-type="float" office:value="40.5">
                <text:p>40.5</text:p>
              </table:table-cell>
              <table:table-cell office:value-type="float" office:value="0.0002175839">
                <text:p>0.0002175839</text:p>
              </table:table-cell>
              <table:table-cell office:value-type="float" office:value="40.5">
                <text:p>40.5</text:p>
              </table:table-cell>
              <table:table-cell office:value-type="float" office:value="0.0002796935">
                <text:p>0.0002796935</text:p>
              </table:table-cell>
              <table:table-cell office:value-type="float" office:value="40.5">
                <text:p>40.5</text:p>
              </table:table-cell>
              <table:table-cell office:value-type="float" office:value="0">
                <text:p>0</text:p>
              </table:table-cell>
              <table:table-cell office:value-type="float" office:value="40.5">
                <text:p>4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1.5">
                <text:p>41.5</text:p>
              </table:table-cell>
              <table:table-cell office:value-type="float" office:value="0">
                <text:p>0</text:p>
              </table:table-cell>
              <table:table-cell office:value-type="float" office:value="41.5">
                <text:p>41.5</text:p>
              </table:table-cell>
              <table:table-cell office:value-type="float" office:value="0.000003">
                <text:p>0.000003</text:p>
              </table:table-cell>
              <table:table-cell office:value-type="float" office:value="41.5">
                <text:p>41.5</text:p>
              </table:table-cell>
              <table:table-cell office:value-type="float" office:value="0.0002359173">
                <text:p>0.0002359173</text:p>
              </table:table-cell>
              <table:table-cell office:value-type="float" office:value="41.5">
                <text:p>41.5</text:p>
              </table:table-cell>
              <table:table-cell office:value-type="float" office:value="0.00007947345">
                <text:p>0.00007947345</text:p>
              </table:table-cell>
              <table:table-cell office:value-type="float" office:value="41.5">
                <text:p>41.5</text:p>
              </table:table-cell>
              <table:table-cell office:value-type="float" office:value="0.000246204">
                <text:p>0.000246204</text:p>
              </table:table-cell>
              <table:table-cell office:value-type="float" office:value="41.5">
                <text:p>41.5</text:p>
              </table:table-cell>
              <table:table-cell office:value-type="float" office:value="0.0002891992">
                <text:p>0.0002891992</text:p>
              </table:table-cell>
              <table:table-cell office:value-type="float" office:value="41.5">
                <text:p>41.5</text:p>
              </table:table-cell>
              <table:table-cell office:value-type="float" office:value="0">
                <text:p>0</text:p>
              </table:table-cell>
              <table:table-cell office:value-type="float" office:value="41.5">
                <text:p>4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  <table:table-cell office:value-type="float" office:value="42.5">
                <text:p>42.5</text:p>
              </table:table-cell>
              <table:table-cell office:value-type="float" office:value="0.0000015">
                <text:p>0.0000015</text:p>
              </table:table-cell>
              <table:table-cell office:value-type="float" office:value="42.5">
                <text:p>42.5</text:p>
              </table:table-cell>
              <table:table-cell office:value-type="float" office:value="0.0001738941">
                <text:p>0.0001738941</text:p>
              </table:table-cell>
              <table:table-cell office:value-type="float" office:value="42.5">
                <text:p>42.5</text:p>
              </table:table-cell>
              <table:table-cell office:value-type="float" office:value="0.00006022654">
                <text:p>0.00006022654</text:p>
              </table:table-cell>
              <table:table-cell office:value-type="float" office:value="42.5">
                <text:p>42.5</text:p>
              </table:table-cell>
              <table:table-cell office:value-type="float" office:value="0.0002316637">
                <text:p>0.0002316637</text:p>
              </table:table-cell>
              <table:table-cell office:value-type="float" office:value="42.5">
                <text:p>42.5</text:p>
              </table:table-cell>
              <table:table-cell office:value-type="float" office:value="0.000281746">
                <text:p>0.000281746</text:p>
              </table:table-cell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  <table:table-cell office:value-type="float" office:value="43.5">
                <text:p>43.5</text:p>
              </table:table-cell>
              <table:table-cell office:value-type="float" office:value="0.000007494355">
                <text:p>0.000007494355</text:p>
              </table:table-cell>
              <table:table-cell office:value-type="float" office:value="43.5">
                <text:p>43.5</text:p>
              </table:table-cell>
              <table:table-cell office:value-type="float" office:value="0.0002040141">
                <text:p>0.0002040141</text:p>
              </table:table-cell>
              <table:table-cell office:value-type="float" office:value="43.5">
                <text:p>43.5</text:p>
              </table:table-cell>
              <table:table-cell office:value-type="float" office:value="0.00004474576">
                <text:p>0.00004474576</text:p>
              </table:table-cell>
              <table:table-cell office:value-type="float" office:value="43.5">
                <text:p>43.5</text:p>
              </table:table-cell>
              <table:table-cell office:value-type="float" office:value="0.000210934">
                <text:p>0.000210934</text:p>
              </table:table-cell>
              <table:table-cell office:value-type="float" office:value="43.5">
                <text:p>43.5</text:p>
              </table:table-cell>
              <table:table-cell office:value-type="float" office:value="0.0002964633">
                <text:p>0.0002964633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  <table:table-cell office:value-type="float" office:value="44.5">
                <text:p>44.5</text:p>
              </table:table-cell>
              <table:table-cell office:value-type="float" office:value="0.000203514">
                <text:p>0.000203514</text:p>
              </table:table-cell>
              <table:table-cell office:value-type="float" office:value="44.5">
                <text:p>44.5</text:p>
              </table:table-cell>
              <table:table-cell office:value-type="float" office:value="0.00006699665">
                <text:p>0.00006699665</text:p>
              </table:table-cell>
              <table:table-cell office:value-type="float" office:value="44.5">
                <text:p>44.5</text:p>
              </table:table-cell>
              <table:table-cell office:value-type="float" office:value="0.0001710603">
                <text:p>0.0001710603</text:p>
              </table:table-cell>
              <table:table-cell office:value-type="float" office:value="44.5">
                <text:p>44.5</text:p>
              </table:table-cell>
              <table:table-cell office:value-type="float" office:value="0.0002728481">
                <text:p>0.0002728481</text:p>
              </table:table-cell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5.5">
                <text:p>45.5</text:p>
              </table:table-cell>
              <table:table-cell office:value-type="float" office:value="0">
                <text:p>0</text:p>
              </table:table-cell>
              <table:table-cell office:value-type="float" office:value="45.5">
                <text:p>45.5</text:p>
              </table:table-cell>
              <table:table-cell office:value-type="float" office:value="0">
                <text:p>0</text:p>
              </table:table-cell>
              <table:table-cell office:value-type="float" office:value="45.5">
                <text:p>45.5</text:p>
              </table:table-cell>
              <table:table-cell office:value-type="float" office:value="0.0002141583">
                <text:p>0.0002141583</text:p>
              </table:table-cell>
              <table:table-cell office:value-type="float" office:value="45.5">
                <text:p>45.5</text:p>
              </table:table-cell>
              <table:table-cell office:value-type="float" office:value="0.00007555297">
                <text:p>0.00007555297</text:p>
              </table:table-cell>
              <table:table-cell office:value-type="float" office:value="45.5">
                <text:p>45.5</text:p>
              </table:table-cell>
              <table:table-cell office:value-type="float" office:value="0.0001915942">
                <text:p>0.0001915942</text:p>
              </table:table-cell>
              <table:table-cell office:value-type="float" office:value="45.5">
                <text:p>45.5</text:p>
              </table:table-cell>
              <table:table-cell office:value-type="float" office:value="0.0002596903">
                <text:p>0.0002596903</text:p>
              </table:table-cell>
              <table:table-cell office:value-type="float" office:value="45.5">
                <text:p>45.5</text:p>
              </table:table-cell>
              <table:table-cell office:value-type="float" office:value="0">
                <text:p>0</text:p>
              </table:table-cell>
              <table:table-cell office:value-type="float" office:value="45.5">
                <text:p>4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46.5">
                <text:p>46.5</text:p>
              </table:table-cell>
              <table:table-cell office:value-type="float" office:value="0.000001494668">
                <text:p>0.000001494668</text:p>
              </table:table-cell>
              <table:table-cell office:value-type="float" office:value="46.5">
                <text:p>46.5</text:p>
              </table:table-cell>
              <table:table-cell office:value-type="float" office:value="0.0002167091">
                <text:p>0.0002167091</text:p>
              </table:table-cell>
              <table:table-cell office:value-type="float" office:value="46.5">
                <text:p>46.5</text:p>
              </table:table-cell>
              <table:table-cell office:value-type="float" office:value="0.00006570443">
                <text:p>0.00006570443</text:p>
              </table:table-cell>
              <table:table-cell office:value-type="float" office:value="46.5">
                <text:p>46.5</text:p>
              </table:table-cell>
              <table:table-cell office:value-type="float" office:value="0.0001983581">
                <text:p>0.0001983581</text:p>
              </table:table-cell>
              <table:table-cell office:value-type="float" office:value="46.5">
                <text:p>46.5</text:p>
              </table:table-cell>
              <table:table-cell office:value-type="float" office:value="0.0002341224">
                <text:p>0.0002341224</text:p>
              </table:table-cell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7.5">
                <text:p>47.5</text:p>
              </table:table-cell>
              <table:table-cell office:value-type="float" office:value="0">
                <text:p>0</text:p>
              </table:table-cell>
              <table:table-cell office:value-type="float" office:value="47.5">
                <text:p>47.5</text:p>
              </table:table-cell>
              <table:table-cell office:value-type="float" office:value="0.000004492438">
                <text:p>0.000004492438</text:p>
              </table:table-cell>
              <table:table-cell office:value-type="float" office:value="47.5">
                <text:p>47.5</text:p>
              </table:table-cell>
              <table:table-cell office:value-type="float" office:value="0.0001909231">
                <text:p>0.0001909231</text:p>
              </table:table-cell>
              <table:table-cell office:value-type="float" office:value="47.5">
                <text:p>47.5</text:p>
              </table:table-cell>
              <table:table-cell office:value-type="float" office:value="0.00004815096">
                <text:p>0.00004815096</text:p>
              </table:table-cell>
              <table:table-cell office:value-type="float" office:value="47.5">
                <text:p>47.5</text:p>
              </table:table-cell>
              <table:table-cell office:value-type="float" office:value="0.0002118474">
                <text:p>0.0002118474</text:p>
              </table:table-cell>
              <table:table-cell office:value-type="float" office:value="47.5">
                <text:p>47.5</text:p>
              </table:table-cell>
              <table:table-cell office:value-type="float" office:value="0.0002516452">
                <text:p>0.0002516452</text:p>
              </table:table-cell>
              <table:table-cell office:value-type="float" office:value="47.5">
                <text:p>47.5</text:p>
              </table:table-cell>
              <table:table-cell office:value-type="float" office:value="0">
                <text:p>0</text:p>
              </table:table-cell>
              <table:table-cell office:value-type="float" office:value="47.5">
                <text:p>4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  <table:table-cell office:value-type="float" office:value="48.5">
                <text:p>48.5</text:p>
              </table:table-cell>
              <table:table-cell office:value-type="float" office:value="0.00000008193182">
                <text:p>0.00000008193182</text:p>
              </table:table-cell>
              <table:table-cell office:value-type="float" office:value="48.5">
                <text:p>48.5</text:p>
              </table:table-cell>
              <table:table-cell office:value-type="float" office:value="0.0001568957">
                <text:p>0.0001568957</text:p>
              </table:table-cell>
              <table:table-cell office:value-type="float" office:value="48.5">
                <text:p>48.5</text:p>
              </table:table-cell>
              <table:table-cell office:value-type="float" office:value="0.00004985435">
                <text:p>0.00004985435</text:p>
              </table:table-cell>
              <table:table-cell office:value-type="float" office:value="48.5">
                <text:p>48.5</text:p>
              </table:table-cell>
              <table:table-cell office:value-type="float" office:value="0.0001765346">
                <text:p>0.0001765346</text:p>
              </table:table-cell>
              <table:table-cell office:value-type="float" office:value="48.5">
                <text:p>48.5</text:p>
              </table:table-cell>
              <table:table-cell office:value-type="float" office:value="0.000254356">
                <text:p>0.000254356</text:p>
              </table:table-cell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9.5">
                <text:p>49.5</text:p>
              </table:table-cell>
              <table:table-cell office:value-type="float" office:value="0">
                <text:p>0</text:p>
              </table:table-cell>
              <table:table-cell office:value-type="float" office:value="49.5">
                <text:p>49.5</text:p>
              </table:table-cell>
              <table:table-cell office:value-type="float" office:value="0.000001418068">
                <text:p>0.000001418068</text:p>
              </table:table-cell>
              <table:table-cell office:value-type="float" office:value="49.5">
                <text:p>49.5</text:p>
              </table:table-cell>
              <table:table-cell office:value-type="float" office:value="0.0002032471">
                <text:p>0.0002032471</text:p>
              </table:table-cell>
              <table:table-cell office:value-type="float" office:value="49.5">
                <text:p>49.5</text:p>
              </table:table-cell>
              <table:table-cell office:value-type="float" office:value="0.00004969087">
                <text:p>0.00004969087</text:p>
              </table:table-cell>
              <table:table-cell office:value-type="float" office:value="49.5">
                <text:p>49.5</text:p>
              </table:table-cell>
              <table:table-cell office:value-type="float" office:value="0.000188855">
                <text:p>0.000188855</text:p>
              </table:table-cell>
              <table:table-cell office:value-type="float" office:value="49.5">
                <text:p>49.5</text:p>
              </table:table-cell>
              <table:table-cell office:value-type="float" office:value="0.0002060215">
                <text:p>0.0002060215</text:p>
              </table:table-cell>
              <table:table-cell office:value-type="float" office:value="49.5">
                <text:p>49.5</text:p>
              </table:table-cell>
              <table:table-cell office:value-type="float" office:value="0">
                <text:p>0</text:p>
              </table:table-cell>
              <table:table-cell office:value-type="float" office:value="49.5">
                <text:p>4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  <table:table-cell office:value-type="float" office:value="50.5">
                <text:p>50.5</text:p>
              </table:table-cell>
              <table:table-cell office:value-type="float" office:value="0.0001698955">
                <text:p>0.0001698955</text:p>
              </table:table-cell>
              <table:table-cell office:value-type="float" office:value="50.5">
                <text:p>50.5</text:p>
              </table:table-cell>
              <table:table-cell office:value-type="float" office:value="0.0000463202">
                <text:p>0.0000463202</text:p>
              </table:table-cell>
              <table:table-cell office:value-type="float" office:value="50.5">
                <text:p>50.5</text:p>
              </table:table-cell>
              <table:table-cell office:value-type="float" office:value="0.0001690107">
                <text:p>0.0001690107</text:p>
              </table:table-cell>
              <table:table-cell office:value-type="float" office:value="50.5">
                <text:p>50.5</text:p>
              </table:table-cell>
              <table:table-cell office:value-type="float" office:value="0.0002228699">
                <text:p>0.0002228699</text:p>
              </table:table-cell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  <table:table-cell office:value-type="float" office:value="51.5">
                <text:p>51.5</text:p>
              </table:table-cell>
              <table:table-cell office:value-type="float" office:value="0.0001918216">
                <text:p>0.0001918216</text:p>
              </table:table-cell>
              <table:table-cell office:value-type="float" office:value="51.5">
                <text:p>51.5</text:p>
              </table:table-cell>
              <table:table-cell office:value-type="float" office:value="0.00003420267">
                <text:p>0.00003420267</text:p>
              </table:table-cell>
              <table:table-cell office:value-type="float" office:value="51.5">
                <text:p>51.5</text:p>
              </table:table-cell>
              <table:table-cell office:value-type="float" office:value="0.0002154811">
                <text:p>0.0002154811</text:p>
              </table:table-cell>
              <table:table-cell office:value-type="float" office:value="51.5">
                <text:p>51.5</text:p>
              </table:table-cell>
              <table:table-cell office:value-type="float" office:value="0.0002682789">
                <text:p>0.0002682789</text:p>
              </table:table-cell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52.5">
                <text:p>52.5</text:p>
              </table:table-cell>
              <table:table-cell office:value-type="float" office:value="0.0000015">
                <text:p>0.0000015</text:p>
              </table:table-cell>
              <table:table-cell office:value-type="float" office:value="52.5">
                <text:p>52.5</text:p>
              </table:table-cell>
              <table:table-cell office:value-type="float" office:value="0.0001734087">
                <text:p>0.0001734087</text:p>
              </table:table-cell>
              <table:table-cell office:value-type="float" office:value="52.5">
                <text:p>52.5</text:p>
              </table:table-cell>
              <table:table-cell office:value-type="float" office:value="0.0000355532">
                <text:p>0.0000355532</text:p>
              </table:table-cell>
              <table:table-cell office:value-type="float" office:value="52.5">
                <text:p>52.5</text:p>
              </table:table-cell>
              <table:table-cell office:value-type="float" office:value="0.0001765288">
                <text:p>0.0001765288</text:p>
              </table:table-cell>
              <table:table-cell office:value-type="float" office:value="52.5">
                <text:p>52.5</text:p>
              </table:table-cell>
              <table:table-cell office:value-type="float" office:value="0.0002220386">
                <text:p>0.0002220386</text:p>
              </table:table-cell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3.5">
                <text:p>53.5</text:p>
              </table:table-cell>
              <table:table-cell office:value-type="float" office:value="0">
                <text:p>0</text:p>
              </table:table-cell>
              <table:table-cell office:value-type="float" office:value="53.5">
                <text:p>53.5</text:p>
              </table:table-cell>
              <table:table-cell office:value-type="float" office:value="0">
                <text:p>0</text:p>
              </table:table-cell>
              <table:table-cell office:value-type="float" office:value="53.5">
                <text:p>53.5</text:p>
              </table:table-cell>
              <table:table-cell office:value-type="float" office:value="0.0001578491">
                <text:p>0.0001578491</text:p>
              </table:table-cell>
              <table:table-cell office:value-type="float" office:value="53.5">
                <text:p>53.5</text:p>
              </table:table-cell>
              <table:table-cell office:value-type="float" office:value="0.00003209183">
                <text:p>0.00003209183</text:p>
              </table:table-cell>
              <table:table-cell office:value-type="float" office:value="53.5">
                <text:p>53.5</text:p>
              </table:table-cell>
              <table:table-cell office:value-type="float" office:value="0.0002132687">
                <text:p>0.0002132687</text:p>
              </table:table-cell>
              <table:table-cell office:value-type="float" office:value="53.5">
                <text:p>53.5</text:p>
              </table:table-cell>
              <table:table-cell office:value-type="float" office:value="0.0002122905">
                <text:p>0.0002122905</text:p>
              </table:table-cell>
              <table:table-cell office:value-type="float" office:value="53.5">
                <text:p>53.5</text:p>
              </table:table-cell>
              <table:table-cell office:value-type="float" office:value="0">
                <text:p>0</text:p>
              </table:table-cell>
              <table:table-cell office:value-type="float" office:value="53.5">
                <text:p>5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4.5">
                <text:p>54.5</text:p>
              </table:table-cell>
              <table:table-cell office:value-type="float" office:value="0">
                <text:p>0</text:p>
              </table:table-cell>
              <table:table-cell office:value-type="float" office:value="54.5">
                <text:p>54.5</text:p>
              </table:table-cell>
              <table:table-cell office:value-type="float" office:value="0">
                <text:p>0</text:p>
              </table:table-cell>
              <table:table-cell office:value-type="float" office:value="54.5">
                <text:p>54.5</text:p>
              </table:table-cell>
              <table:table-cell office:value-type="float" office:value="0.0001573161">
                <text:p>0.0001573161</text:p>
              </table:table-cell>
              <table:table-cell office:value-type="float" office:value="54.5">
                <text:p>54.5</text:p>
              </table:table-cell>
              <table:table-cell office:value-type="float" office:value="0.00003195189">
                <text:p>0.00003195189</text:p>
              </table:table-cell>
              <table:table-cell office:value-type="float" office:value="54.5">
                <text:p>54.5</text:p>
              </table:table-cell>
              <table:table-cell office:value-type="float" office:value="0.0002076019">
                <text:p>0.0002076019</text:p>
              </table:table-cell>
              <table:table-cell office:value-type="float" office:value="54.5">
                <text:p>54.5</text:p>
              </table:table-cell>
              <table:table-cell office:value-type="float" office:value="0.0002656271">
                <text:p>0.0002656271</text:p>
              </table:table-cell>
              <table:table-cell office:value-type="float" office:value="54.5">
                <text:p>54.5</text:p>
              </table:table-cell>
              <table:table-cell office:value-type="float" office:value="0">
                <text:p>0</text:p>
              </table:table-cell>
              <table:table-cell office:value-type="float" office:value="54.5">
                <text:p>5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5.5">
                <text:p>55.5</text:p>
              </table:table-cell>
              <table:table-cell office:value-type="float" office:value="0">
                <text:p>0</text:p>
              </table:table-cell>
              <table:table-cell office:value-type="float" office:value="55.5">
                <text:p>55.5</text:p>
              </table:table-cell>
              <table:table-cell office:value-type="float" office:value="0.0000015">
                <text:p>0.0000015</text:p>
              </table:table-cell>
              <table:table-cell office:value-type="float" office:value="55.5">
                <text:p>55.5</text:p>
              </table:table-cell>
              <table:table-cell office:value-type="float" office:value="0.0001400878">
                <text:p>0.0001400878</text:p>
              </table:table-cell>
              <table:table-cell office:value-type="float" office:value="55.5">
                <text:p>55.5</text:p>
              </table:table-cell>
              <table:table-cell office:value-type="float" office:value="0.00003382045">
                <text:p>0.00003382045</text:p>
              </table:table-cell>
              <table:table-cell office:value-type="float" office:value="55.5">
                <text:p>55.5</text:p>
              </table:table-cell>
              <table:table-cell office:value-type="float" office:value="0.0001896211">
                <text:p>0.0001896211</text:p>
              </table:table-cell>
              <table:table-cell office:value-type="float" office:value="55.5">
                <text:p>55.5</text:p>
              </table:table-cell>
              <table:table-cell office:value-type="float" office:value="0.0002189329">
                <text:p>0.0002189329</text:p>
              </table:table-cell>
              <table:table-cell office:value-type="float" office:value="55.5">
                <text:p>55.5</text:p>
              </table:table-cell>
              <table:table-cell office:value-type="float" office:value="0">
                <text:p>0</text:p>
              </table:table-cell>
              <table:table-cell office:value-type="float" office:value="55.5">
                <text:p>5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56.5">
                <text:p>56.5</text:p>
              </table:table-cell>
              <table:table-cell office:value-type="float" office:value="0.0001524002">
                <text:p>0.0001524002</text:p>
              </table:table-cell>
              <table:table-cell office:value-type="float" office:value="56.5">
                <text:p>56.5</text:p>
              </table:table-cell>
              <table:table-cell office:value-type="float" office:value="0.00002815656">
                <text:p>0.00002815656</text:p>
              </table:table-cell>
              <table:table-cell office:value-type="float" office:value="56.5">
                <text:p>56.5</text:p>
              </table:table-cell>
              <table:table-cell office:value-type="float" office:value="0.0001272259">
                <text:p>0.0001272259</text:p>
              </table:table-cell>
              <table:table-cell office:value-type="float" office:value="56.5">
                <text:p>56.5</text:p>
              </table:table-cell>
              <table:table-cell office:value-type="float" office:value="0.0002605906">
                <text:p>0.0002605906</text:p>
              </table:table-cell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57.5">
                <text:p>57.5</text:p>
              </table:table-cell>
              <table:table-cell office:value-type="float" office:value="0.0001398849">
                <text:p>0.0001398849</text:p>
              </table:table-cell>
              <table:table-cell office:value-type="float" office:value="57.5">
                <text:p>57.5</text:p>
              </table:table-cell>
              <table:table-cell office:value-type="float" office:value="0.00002015118">
                <text:p>0.00002015118</text:p>
              </table:table-cell>
              <table:table-cell office:value-type="float" office:value="57.5">
                <text:p>57.5</text:p>
              </table:table-cell>
              <table:table-cell office:value-type="float" office:value="0.0002102391">
                <text:p>0.0002102391</text:p>
              </table:table-cell>
              <table:table-cell office:value-type="float" office:value="57.5">
                <text:p>57.5</text:p>
              </table:table-cell>
              <table:table-cell office:value-type="float" office:value="0.0002417634">
                <text:p>0.0002417634</text:p>
              </table:table-cell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8.5">
                <text:p>58.5</text:p>
              </table:table-cell>
              <table:table-cell office:value-type="float" office:value="0">
                <text:p>0</text:p>
              </table:table-cell>
              <table:table-cell office:value-type="float" office:value="58.5">
                <text:p>58.5</text:p>
              </table:table-cell>
              <table:table-cell office:value-type="float" office:value="0">
                <text:p>0</text:p>
              </table:table-cell>
              <table:table-cell office:value-type="float" office:value="58.5">
                <text:p>58.5</text:p>
              </table:table-cell>
              <table:table-cell office:value-type="float" office:value="0.0001157455">
                <text:p>0.0001157455</text:p>
              </table:table-cell>
              <table:table-cell office:value-type="float" office:value="58.5">
                <text:p>58.5</text:p>
              </table:table-cell>
              <table:table-cell office:value-type="float" office:value="0.00003585498">
                <text:p>0.00003585498</text:p>
              </table:table-cell>
              <table:table-cell office:value-type="float" office:value="58.5">
                <text:p>58.5</text:p>
              </table:table-cell>
              <table:table-cell office:value-type="float" office:value="0.0002063836">
                <text:p>0.0002063836</text:p>
              </table:table-cell>
              <table:table-cell office:value-type="float" office:value="58.5">
                <text:p>58.5</text:p>
              </table:table-cell>
              <table:table-cell office:value-type="float" office:value="0.0002055262">
                <text:p>0.0002055262</text:p>
              </table:table-cell>
              <table:table-cell office:value-type="float" office:value="58.5">
                <text:p>58.5</text:p>
              </table:table-cell>
              <table:table-cell office:value-type="float" office:value="0">
                <text:p>0</text:p>
              </table:table-cell>
              <table:table-cell office:value-type="float" office:value="58.5">
                <text:p>5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  <table:table-cell office:value-type="float" office:value="59.5">
                <text:p>59.5</text:p>
              </table:table-cell>
              <table:table-cell office:value-type="float" office:value="0.0001531867">
                <text:p>0.0001531867</text:p>
              </table:table-cell>
              <table:table-cell office:value-type="float" office:value="59.5">
                <text:p>59.5</text:p>
              </table:table-cell>
              <table:table-cell office:value-type="float" office:value="0.00001986133">
                <text:p>0.00001986133</text:p>
              </table:table-cell>
              <table:table-cell office:value-type="float" office:value="59.5">
                <text:p>59.5</text:p>
              </table:table-cell>
              <table:table-cell office:value-type="float" office:value="0.0001952628">
                <text:p>0.0001952628</text:p>
              </table:table-cell>
              <table:table-cell office:value-type="float" office:value="59.5">
                <text:p>59.5</text:p>
              </table:table-cell>
              <table:table-cell office:value-type="float" office:value="0.0002149506">
                <text:p>0.0002149506</text:p>
              </table:table-cell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  <table:table-cell office:value-type="float" office:value="60.5">
                <text:p>60.5</text:p>
              </table:table-cell>
              <table:table-cell office:value-type="float" office:value="0.0001416719">
                <text:p>0.0001416719</text:p>
              </table:table-cell>
              <table:table-cell office:value-type="float" office:value="60.5">
                <text:p>60.5</text:p>
              </table:table-cell>
              <table:table-cell office:value-type="float" office:value="0.00002018767">
                <text:p>0.00002018767</text:p>
              </table:table-cell>
              <table:table-cell office:value-type="float" office:value="60.5">
                <text:p>60.5</text:p>
              </table:table-cell>
              <table:table-cell office:value-type="float" office:value="0.0001324286">
                <text:p>0.0001324286</text:p>
              </table:table-cell>
              <table:table-cell office:value-type="float" office:value="60.5">
                <text:p>60.5</text:p>
              </table:table-cell>
              <table:table-cell office:value-type="float" office:value="0.0001848325">
                <text:p>0.0001848325</text:p>
              </table:table-cell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1.5">
                <text:p>61.5</text:p>
              </table:table-cell>
              <table:table-cell office:value-type="float" office:value="0">
                <text:p>0</text:p>
              </table:table-cell>
              <table:table-cell office:value-type="float" office:value="61.5">
                <text:p>61.5</text:p>
              </table:table-cell>
              <table:table-cell office:value-type="float" office:value="0">
                <text:p>0</text:p>
              </table:table-cell>
              <table:table-cell office:value-type="float" office:value="61.5">
                <text:p>61.5</text:p>
              </table:table-cell>
              <table:table-cell office:value-type="float" office:value="0.0001256359">
                <text:p>0.0001256359</text:p>
              </table:table-cell>
              <table:table-cell office:value-type="float" office:value="61.5">
                <text:p>61.5</text:p>
              </table:table-cell>
              <table:table-cell office:value-type="float" office:value="0.000006376136">
                <text:p>0.000006376136</text:p>
              </table:table-cell>
              <table:table-cell office:value-type="float" office:value="61.5">
                <text:p>61.5</text:p>
              </table:table-cell>
              <table:table-cell office:value-type="float" office:value="0.0001391302">
                <text:p>0.0001391302</text:p>
              </table:table-cell>
              <table:table-cell office:value-type="float" office:value="61.5">
                <text:p>61.5</text:p>
              </table:table-cell>
              <table:table-cell office:value-type="float" office:value="0.0002779562">
                <text:p>0.0002779562</text:p>
              </table:table-cell>
              <table:table-cell office:value-type="float" office:value="61.5">
                <text:p>61.5</text:p>
              </table:table-cell>
              <table:table-cell office:value-type="float" office:value="0">
                <text:p>0</text:p>
              </table:table-cell>
              <table:table-cell office:value-type="float" office:value="61.5">
                <text:p>6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.0001348993">
                <text:p>0.0001348993</text:p>
              </table:table-cell>
              <table:table-cell office:value-type="float" office:value="62.5">
                <text:p>62.5</text:p>
              </table:table-cell>
              <table:table-cell office:value-type="float" office:value="0.000008222136">
                <text:p>0.000008222136</text:p>
              </table:table-cell>
              <table:table-cell office:value-type="float" office:value="62.5">
                <text:p>62.5</text:p>
              </table:table-cell>
              <table:table-cell office:value-type="float" office:value="0.0001539651">
                <text:p>0.0001539651</text:p>
              </table:table-cell>
              <table:table-cell office:value-type="float" office:value="62.5">
                <text:p>62.5</text:p>
              </table:table-cell>
              <table:table-cell office:value-type="float" office:value="0.0002157298">
                <text:p>0.0002157298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63.5">
                <text:p>63.5</text:p>
              </table:table-cell>
              <table:table-cell office:value-type="float" office:value="0.000003">
                <text:p>0.000003</text:p>
              </table:table-cell>
              <table:table-cell office:value-type="float" office:value="63.5">
                <text:p>63.5</text:p>
              </table:table-cell>
              <table:table-cell office:value-type="float" office:value="0.0001261006">
                <text:p>0.0001261006</text:p>
              </table:table-cell>
              <table:table-cell office:value-type="float" office:value="63.5">
                <text:p>63.5</text:p>
              </table:table-cell>
              <table:table-cell office:value-type="float" office:value="0.000009894507">
                <text:p>0.000009894507</text:p>
              </table:table-cell>
              <table:table-cell office:value-type="float" office:value="63.5">
                <text:p>63.5</text:p>
              </table:table-cell>
              <table:table-cell office:value-type="float" office:value="0.0001346957">
                <text:p>0.0001346957</text:p>
              </table:table-cell>
              <table:table-cell office:value-type="float" office:value="63.5">
                <text:p>63.5</text:p>
              </table:table-cell>
              <table:table-cell office:value-type="float" office:value="0.0001976234">
                <text:p>0.0001976234</text:p>
              </table:table-cell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64.5">
                <text:p>64.5</text:p>
              </table:table-cell>
              <table:table-cell office:value-type="float" office:value="0.0001187948">
                <text:p>0.0001187948</text:p>
              </table:table-cell>
              <table:table-cell office:value-type="float" office:value="64.5">
                <text:p>64.5</text:p>
              </table:table-cell>
              <table:table-cell office:value-type="float" office:value="0.00001764309">
                <text:p>0.00001764309</text:p>
              </table:table-cell>
              <table:table-cell office:value-type="float" office:value="64.5">
                <text:p>64.5</text:p>
              </table:table-cell>
              <table:table-cell office:value-type="float" office:value="0.0001415773">
                <text:p>0.0001415773</text:p>
              </table:table-cell>
              <table:table-cell office:value-type="float" office:value="64.5">
                <text:p>64.5</text:p>
              </table:table-cell>
              <table:table-cell office:value-type="float" office:value="0.0002156494">
                <text:p>0.0002156494</text:p>
              </table:table-cell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5.5">
                <text:p>65.5</text:p>
              </table:table-cell>
              <table:table-cell office:value-type="float" office:value="0">
                <text:p>0</text:p>
              </table:table-cell>
              <table:table-cell office:value-type="float" office:value="65.5">
                <text:p>65.5</text:p>
              </table:table-cell>
              <table:table-cell office:value-type="float" office:value="0">
                <text:p>0</text:p>
              </table:table-cell>
              <table:table-cell office:value-type="float" office:value="65.5">
                <text:p>65.5</text:p>
              </table:table-cell>
              <table:table-cell office:value-type="float" office:value="0.00009888233">
                <text:p>0.00009888233</text:p>
              </table:table-cell>
              <table:table-cell office:value-type="float" office:value="65.5">
                <text:p>65.5</text:p>
              </table:table-cell>
              <table:table-cell office:value-type="float" office:value="0.0000222674">
                <text:p>0.0000222674</text:p>
              </table:table-cell>
              <table:table-cell office:value-type="float" office:value="65.5">
                <text:p>65.5</text:p>
              </table:table-cell>
              <table:table-cell office:value-type="float" office:value="0.0001582047">
                <text:p>0.0001582047</text:p>
              </table:table-cell>
              <table:table-cell office:value-type="float" office:value="65.5">
                <text:p>65.5</text:p>
              </table:table-cell>
              <table:table-cell office:value-type="float" office:value="0.0001726819">
                <text:p>0.0001726819</text:p>
              </table:table-cell>
              <table:table-cell office:value-type="float" office:value="65.5">
                <text:p>65.5</text:p>
              </table:table-cell>
              <table:table-cell office:value-type="float" office:value="0">
                <text:p>0</text:p>
              </table:table-cell>
              <table:table-cell office:value-type="float" office:value="65.5">
                <text:p>6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  <table:table-cell office:value-type="float" office:value="66.5">
                <text:p>66.5</text:p>
              </table:table-cell>
              <table:table-cell office:value-type="float" office:value="0.00009704348">
                <text:p>0.00009704348</text:p>
              </table:table-cell>
              <table:table-cell office:value-type="float" office:value="66.5">
                <text:p>66.5</text:p>
              </table:table-cell>
              <table:table-cell office:value-type="float" office:value="0.00001011865">
                <text:p>0.00001011865</text:p>
              </table:table-cell>
              <table:table-cell office:value-type="float" office:value="66.5">
                <text:p>66.5</text:p>
              </table:table-cell>
              <table:table-cell office:value-type="float" office:value="0.0001189472">
                <text:p>0.0001189472</text:p>
              </table:table-cell>
              <table:table-cell office:value-type="float" office:value="66.5">
                <text:p>66.5</text:p>
              </table:table-cell>
              <table:table-cell office:value-type="float" office:value="0.0001952097">
                <text:p>0.0001952097</text:p>
              </table:table-cell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67.5">
                <text:p>67.5</text:p>
              </table:table-cell>
              <table:table-cell office:value-type="float" office:value="0.0001195047">
                <text:p>0.0001195047</text:p>
              </table:table-cell>
              <table:table-cell office:value-type="float" office:value="67.5">
                <text:p>67.5</text:p>
              </table:table-cell>
              <table:table-cell office:value-type="float" office:value="0.000009602244">
                <text:p>0.000009602244</text:p>
              </table:table-cell>
              <table:table-cell office:value-type="float" office:value="67.5">
                <text:p>67.5</text:p>
              </table:table-cell>
              <table:table-cell office:value-type="float" office:value="0.0001737036">
                <text:p>0.0001737036</text:p>
              </table:table-cell>
              <table:table-cell office:value-type="float" office:value="67.5">
                <text:p>67.5</text:p>
              </table:table-cell>
              <table:table-cell office:value-type="float" office:value="0.0002046245">
                <text:p>0.0002046245</text:p>
              </table:table-cell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8.5">
                <text:p>68.5</text:p>
              </table:table-cell>
              <table:table-cell office:value-type="float" office:value="0">
                <text:p>0</text:p>
              </table:table-cell>
              <table:table-cell office:value-type="float" office:value="68.5">
                <text:p>68.5</text:p>
              </table:table-cell>
              <table:table-cell office:value-type="float" office:value="0">
                <text:p>0</text:p>
              </table:table-cell>
              <table:table-cell office:value-type="float" office:value="68.5">
                <text:p>68.5</text:p>
              </table:table-cell>
              <table:table-cell office:value-type="float" office:value="0.00009348539">
                <text:p>0.00009348539</text:p>
              </table:table-cell>
              <table:table-cell office:value-type="float" office:value="68.5">
                <text:p>68.5</text:p>
              </table:table-cell>
              <table:table-cell office:value-type="float" office:value="0.0000178399">
                <text:p>0.0000178399</text:p>
              </table:table-cell>
              <table:table-cell office:value-type="float" office:value="68.5">
                <text:p>68.5</text:p>
              </table:table-cell>
              <table:table-cell office:value-type="float" office:value="0.00015925">
                <text:p>0.00015925</text:p>
              </table:table-cell>
              <table:table-cell office:value-type="float" office:value="68.5">
                <text:p>68.5</text:p>
              </table:table-cell>
              <table:table-cell office:value-type="float" office:value="0.0001806501">
                <text:p>0.0001806501</text:p>
              </table:table-cell>
              <table:table-cell office:value-type="float" office:value="68.5">
                <text:p>68.5</text:p>
              </table:table-cell>
              <table:table-cell office:value-type="float" office:value="0">
                <text:p>0</text:p>
              </table:table-cell>
              <table:table-cell office:value-type="float" office:value="68.5">
                <text:p>6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69.5">
                <text:p>69.5</text:p>
              </table:table-cell>
              <table:table-cell office:value-type="float" office:value="0.0001092556">
                <text:p>0.0001092556</text:p>
              </table:table-cell>
              <table:table-cell office:value-type="float" office:value="69.5">
                <text:p>69.5</text:p>
              </table:table-cell>
              <table:table-cell office:value-type="float" office:value="0.000007921812">
                <text:p>0.000007921812</text:p>
              </table:table-cell>
              <table:table-cell office:value-type="float" office:value="69.5">
                <text:p>69.5</text:p>
              </table:table-cell>
              <table:table-cell office:value-type="float" office:value="0.0001207025">
                <text:p>0.0001207025</text:p>
              </table:table-cell>
              <table:table-cell office:value-type="float" office:value="69.5">
                <text:p>69.5</text:p>
              </table:table-cell>
              <table:table-cell office:value-type="float" office:value="0.0001772592">
                <text:p>0.0001772592</text:p>
              </table:table-cell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70.5">
                <text:p>70.5</text:p>
              </table:table-cell>
              <table:table-cell office:value-type="float" office:value="0.00009907632">
                <text:p>0.00009907632</text:p>
              </table:table-cell>
              <table:table-cell office:value-type="float" office:value="70.5">
                <text:p>70.5</text:p>
              </table:table-cell>
              <table:table-cell office:value-type="float" office:value="0.000002397756">
                <text:p>0.000002397756</text:p>
              </table:table-cell>
              <table:table-cell office:value-type="float" office:value="70.5">
                <text:p>70.5</text:p>
              </table:table-cell>
              <table:table-cell office:value-type="float" office:value="0.00009049243">
                <text:p>0.00009049243</text:p>
              </table:table-cell>
              <table:table-cell office:value-type="float" office:value="70.5">
                <text:p>70.5</text:p>
              </table:table-cell>
              <table:table-cell office:value-type="float" office:value="0.0001703714">
                <text:p>0.0001703714</text:p>
              </table:table-cell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1.5">
                <text:p>71.5</text:p>
              </table:table-cell>
              <table:table-cell office:value-type="float" office:value="0">
                <text:p>0</text:p>
              </table:table-cell>
              <table:table-cell office:value-type="float" office:value="71.5">
                <text:p>71.5</text:p>
              </table:table-cell>
              <table:table-cell office:value-type="float" office:value="0">
                <text:p>0</text:p>
              </table:table-cell>
              <table:table-cell office:value-type="float" office:value="71.5">
                <text:p>71.5</text:p>
              </table:table-cell>
              <table:table-cell office:value-type="float" office:value="0.00009487389">
                <text:p>0.00009487389</text:p>
              </table:table-cell>
              <table:table-cell office:value-type="float" office:value="71.5">
                <text:p>71.5</text:p>
              </table:table-cell>
              <table:table-cell office:value-type="float" office:value="0.000006158527">
                <text:p>0.000006158527</text:p>
              </table:table-cell>
              <table:table-cell office:value-type="float" office:value="71.5">
                <text:p>71.5</text:p>
              </table:table-cell>
              <table:table-cell office:value-type="float" office:value="0.0001611889">
                <text:p>0.0001611889</text:p>
              </table:table-cell>
              <table:table-cell office:value-type="float" office:value="71.5">
                <text:p>71.5</text:p>
              </table:table-cell>
              <table:table-cell office:value-type="float" office:value="0.0001869648">
                <text:p>0.0001869648</text:p>
              </table:table-cell>
              <table:table-cell office:value-type="float" office:value="71.5">
                <text:p>71.5</text:p>
              </table:table-cell>
              <table:table-cell office:value-type="float" office:value="0">
                <text:p>0</text:p>
              </table:table-cell>
              <table:table-cell office:value-type="float" office:value="71.5">
                <text:p>7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72.5">
                <text:p>72.5</text:p>
              </table:table-cell>
              <table:table-cell office:value-type="float" office:value="0.00009899787">
                <text:p>0.00009899787</text:p>
              </table:table-cell>
              <table:table-cell office:value-type="float" office:value="72.5">
                <text:p>72.5</text:p>
              </table:table-cell>
              <table:table-cell office:value-type="float" office:value="0.000006113135">
                <text:p>0.000006113135</text:p>
              </table:table-cell>
              <table:table-cell office:value-type="float" office:value="72.5">
                <text:p>72.5</text:p>
              </table:table-cell>
              <table:table-cell office:value-type="float" office:value="0.0001046007">
                <text:p>0.0001046007</text:p>
              </table:table-cell>
              <table:table-cell office:value-type="float" office:value="72.5">
                <text:p>72.5</text:p>
              </table:table-cell>
              <table:table-cell office:value-type="float" office:value="0.0001839251">
                <text:p>0.0001839251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73.5">
                <text:p>73.5</text:p>
              </table:table-cell>
              <table:table-cell office:value-type="float" office:value="0.00007098446">
                <text:p>0.00007098446</text:p>
              </table:table-cell>
              <table:table-cell office:value-type="float" office:value="73.5">
                <text:p>73.5</text:p>
              </table:table-cell>
              <table:table-cell office:value-type="float" office:value="0.000006">
                <text:p>0.000006</text:p>
              </table:table-cell>
              <table:table-cell office:value-type="float" office:value="73.5">
                <text:p>73.5</text:p>
              </table:table-cell>
              <table:table-cell office:value-type="float" office:value="0.0001857405">
                <text:p>0.0001857405</text:p>
              </table:table-cell>
              <table:table-cell office:value-type="float" office:value="73.5">
                <text:p>73.5</text:p>
              </table:table-cell>
              <table:table-cell office:value-type="float" office:value="0.0001901691">
                <text:p>0.0001901691</text:p>
              </table:table-cell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4.5">
                <text:p>74.5</text:p>
              </table:table-cell>
              <table:table-cell office:value-type="float" office:value="0">
                <text:p>0</text:p>
              </table:table-cell>
              <table:table-cell office:value-type="float" office:value="74.5">
                <text:p>74.5</text:p>
              </table:table-cell>
              <table:table-cell office:value-type="float" office:value="0">
                <text:p>0</text:p>
              </table:table-cell>
              <table:table-cell office:value-type="float" office:value="74.5">
                <text:p>74.5</text:p>
              </table:table-cell>
              <table:table-cell office:value-type="float" office:value="0.00009587458">
                <text:p>0.00009587458</text:p>
              </table:table-cell>
              <table:table-cell office:value-type="float" office:value="74.5">
                <text:p>74.5</text:p>
              </table:table-cell>
              <table:table-cell office:value-type="float" office:value="0.000004388904">
                <text:p>0.000004388904</text:p>
              </table:table-cell>
              <table:table-cell office:value-type="float" office:value="74.5">
                <text:p>74.5</text:p>
              </table:table-cell>
              <table:table-cell office:value-type="float" office:value="0.0001158552">
                <text:p>0.0001158552</text:p>
              </table:table-cell>
              <table:table-cell office:value-type="float" office:value="74.5">
                <text:p>74.5</text:p>
              </table:table-cell>
              <table:table-cell office:value-type="float" office:value="0.0001872886">
                <text:p>0.0001872886</text:p>
              </table:table-cell>
              <table:table-cell office:value-type="float" office:value="74.5">
                <text:p>74.5</text:p>
              </table:table-cell>
              <table:table-cell office:value-type="float" office:value="0">
                <text:p>0</text:p>
              </table:table-cell>
              <table:table-cell office:value-type="float" office:value="74.5">
                <text:p>7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5.5">
                <text:p>75.5</text:p>
              </table:table-cell>
              <table:table-cell office:value-type="float" office:value="0">
                <text:p>0</text:p>
              </table:table-cell>
              <table:table-cell office:value-type="float" office:value="75.5">
                <text:p>75.5</text:p>
              </table:table-cell>
              <table:table-cell office:value-type="float" office:value="0">
                <text:p>0</text:p>
              </table:table-cell>
              <table:table-cell office:value-type="float" office:value="75.5">
                <text:p>75.5</text:p>
              </table:table-cell>
              <table:table-cell office:value-type="float" office:value="0.00008352257">
                <text:p>0.00008352257</text:p>
              </table:table-cell>
              <table:table-cell office:value-type="float" office:value="75.5">
                <text:p>75.5</text:p>
              </table:table-cell>
              <table:table-cell office:value-type="float" office:value="0.000006102859">
                <text:p>0.000006102859</text:p>
              </table:table-cell>
              <table:table-cell office:value-type="float" office:value="75.5">
                <text:p>75.5</text:p>
              </table:table-cell>
              <table:table-cell office:value-type="float" office:value="0.000130237">
                <text:p>0.000130237</text:p>
              </table:table-cell>
              <table:table-cell office:value-type="float" office:value="75.5">
                <text:p>75.5</text:p>
              </table:table-cell>
              <table:table-cell office:value-type="float" office:value="0.0002097553">
                <text:p>0.0002097553</text:p>
              </table:table-cell>
              <table:table-cell office:value-type="float" office:value="75.5">
                <text:p>75.5</text:p>
              </table:table-cell>
              <table:table-cell office:value-type="float" office:value="0">
                <text:p>0</text:p>
              </table:table-cell>
              <table:table-cell office:value-type="float" office:value="75.5">
                <text:p>7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6.5">
                <text:p>76.5</text:p>
              </table:table-cell>
              <table:table-cell office:value-type="float" office:value="0">
                <text:p>0</text:p>
              </table:table-cell>
              <table:table-cell office:value-type="float" office:value="76.5">
                <text:p>76.5</text:p>
              </table:table-cell>
              <table:table-cell office:value-type="float" office:value="0">
                <text:p>0</text:p>
              </table:table-cell>
              <table:table-cell office:value-type="float" office:value="76.5">
                <text:p>76.5</text:p>
              </table:table-cell>
              <table:table-cell office:value-type="float" office:value="0.00007069288">
                <text:p>0.00007069288</text:p>
              </table:table-cell>
              <table:table-cell office:value-type="float" office:value="76.5">
                <text:p>76.5</text:p>
              </table:table-cell>
              <table:table-cell office:value-type="float" office:value="0.000006089343">
                <text:p>0.000006089343</text:p>
              </table:table-cell>
              <table:table-cell office:value-type="float" office:value="76.5">
                <text:p>76.5</text:p>
              </table:table-cell>
              <table:table-cell office:value-type="float" office:value="0.0001126507">
                <text:p>0.0001126507</text:p>
              </table:table-cell>
              <table:table-cell office:value-type="float" office:value="76.5">
                <text:p>76.5</text:p>
              </table:table-cell>
              <table:table-cell office:value-type="float" office:value="0.000200226">
                <text:p>0.000200226</text:p>
              </table:table-cell>
              <table:table-cell office:value-type="float" office:value="76.5">
                <text:p>76.5</text:p>
              </table:table-cell>
              <table:table-cell office:value-type="float" office:value="0">
                <text:p>0</text:p>
              </table:table-cell>
              <table:table-cell office:value-type="float" office:value="76.5">
                <text:p>7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77.5">
                <text:p>77.5</text:p>
              </table:table-cell>
              <table:table-cell office:value-type="float" office:value="0.00009421441">
                <text:p>0.00009421441</text:p>
              </table:table-cell>
              <table:table-cell office:value-type="float" office:value="77.5">
                <text:p>77.5</text:p>
              </table:table-cell>
              <table:table-cell office:value-type="float" office:value="0.000008080314">
                <text:p>0.000008080314</text:p>
              </table:table-cell>
              <table:table-cell office:value-type="float" office:value="77.5">
                <text:p>77.5</text:p>
              </table:table-cell>
              <table:table-cell office:value-type="float" office:value="0.0001423493">
                <text:p>0.0001423493</text:p>
              </table:table-cell>
              <table:table-cell office:value-type="float" office:value="77.5">
                <text:p>77.5</text:p>
              </table:table-cell>
              <table:table-cell office:value-type="float" office:value="0.0001848232">
                <text:p>0.0001848232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  <table:table-cell office:value-type="float" office:value="78.5">
                <text:p>78.5</text:p>
              </table:table-cell>
              <table:table-cell office:value-type="float" office:value="0.00009673227">
                <text:p>0.00009673227</text:p>
              </table:table-cell>
              <table:table-cell office:value-type="float" office:value="78.5">
                <text:p>78.5</text:p>
              </table:table-cell>
              <table:table-cell office:value-type="float" office:value="0.00000005429553">
                <text:p>0.00000005429553</text:p>
              </table:table-cell>
              <table:table-cell office:value-type="float" office:value="78.5">
                <text:p>78.5</text:p>
              </table:table-cell>
              <table:table-cell office:value-type="float" office:value="0.0001242281">
                <text:p>0.0001242281</text:p>
              </table:table-cell>
              <table:table-cell office:value-type="float" office:value="78.5">
                <text:p>78.5</text:p>
              </table:table-cell>
              <table:table-cell office:value-type="float" office:value="0.000156408">
                <text:p>0.000156408</text:p>
              </table:table-cell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9.5">
                <text:p>79.5</text:p>
              </table:table-cell>
              <table:table-cell office:value-type="float" office:value="0">
                <text:p>0</text:p>
              </table:table-cell>
              <table:table-cell office:value-type="float" office:value="79.5">
                <text:p>79.5</text:p>
              </table:table-cell>
              <table:table-cell office:value-type="float" office:value="0">
                <text:p>0</text:p>
              </table:table-cell>
              <table:table-cell office:value-type="float" office:value="79.5">
                <text:p>79.5</text:p>
              </table:table-cell>
              <table:table-cell office:value-type="float" office:value="0.00005151406">
                <text:p>0.00005151406</text:p>
              </table:table-cell>
              <table:table-cell office:value-type="float" office:value="79.5">
                <text:p>79.5</text:p>
              </table:table-cell>
              <table:table-cell office:value-type="float" office:value="0.000003840527">
                <text:p>0.000003840527</text:p>
              </table:table-cell>
              <table:table-cell office:value-type="float" office:value="79.5">
                <text:p>79.5</text:p>
              </table:table-cell>
              <table:table-cell office:value-type="float" office:value="0.0001386089">
                <text:p>0.0001386089</text:p>
              </table:table-cell>
              <table:table-cell office:value-type="float" office:value="79.5">
                <text:p>79.5</text:p>
              </table:table-cell>
              <table:table-cell office:value-type="float" office:value="0.0001739783">
                <text:p>0.0001739783</text:p>
              </table:table-cell>
              <table:table-cell office:value-type="float" office:value="79.5">
                <text:p>79.5</text:p>
              </table:table-cell>
              <table:table-cell office:value-type="float" office:value="0">
                <text:p>0</text:p>
              </table:table-cell>
              <table:table-cell office:value-type="float" office:value="79.5">
                <text:p>7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0.5">
                <text:p>80.5</text:p>
              </table:table-cell>
              <table:table-cell office:value-type="float" office:value="0">
                <text:p>0</text:p>
              </table:table-cell>
              <table:table-cell office:value-type="float" office:value="80.5">
                <text:p>80.5</text:p>
              </table:table-cell>
              <table:table-cell office:value-type="float" office:value="0">
                <text:p>0</text:p>
              </table:table-cell>
              <table:table-cell office:value-type="float" office:value="80.5">
                <text:p>80.5</text:p>
              </table:table-cell>
              <table:table-cell office:value-type="float" office:value="0.00006911973">
                <text:p>0.00006911973</text:p>
              </table:table-cell>
              <table:table-cell office:value-type="float" office:value="80.5">
                <text:p>80.5</text:p>
              </table:table-cell>
              <table:table-cell office:value-type="float" office:value="0.000006095594">
                <text:p>0.000006095594</text:p>
              </table:table-cell>
              <table:table-cell office:value-type="float" office:value="80.5">
                <text:p>80.5</text:p>
              </table:table-cell>
              <table:table-cell office:value-type="float" office:value="0.0001447468">
                <text:p>0.0001447468</text:p>
              </table:table-cell>
              <table:table-cell office:value-type="float" office:value="80.5">
                <text:p>80.5</text:p>
              </table:table-cell>
              <table:table-cell office:value-type="float" office:value="0.0001172533">
                <text:p>0.0001172533</text:p>
              </table:table-cell>
              <table:table-cell office:value-type="float" office:value="80.5">
                <text:p>80.5</text:p>
              </table:table-cell>
              <table:table-cell office:value-type="float" office:value="0">
                <text:p>0</text:p>
              </table:table-cell>
              <table:table-cell office:value-type="float" office:value="80.5">
                <text:p>8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1.5">
                <text:p>81.5</text:p>
              </table:table-cell>
              <table:table-cell office:value-type="float" office:value="0">
                <text:p>0</text:p>
              </table:table-cell>
              <table:table-cell office:value-type="float" office:value="81.5">
                <text:p>81.5</text:p>
              </table:table-cell>
              <table:table-cell office:value-type="float" office:value="0">
                <text:p>0</text:p>
              </table:table-cell>
              <table:table-cell office:value-type="float" office:value="81.5">
                <text:p>81.5</text:p>
              </table:table-cell>
              <table:table-cell office:value-type="float" office:value="0.00007484302">
                <text:p>0.00007484302</text:p>
              </table:table-cell>
              <table:table-cell office:value-type="float" office:value="81.5">
                <text:p>81.5</text:p>
              </table:table-cell>
              <table:table-cell office:value-type="float" office:value="0.000001978696">
                <text:p>0.000001978696</text:p>
              </table:table-cell>
              <table:table-cell office:value-type="float" office:value="81.5">
                <text:p>81.5</text:p>
              </table:table-cell>
              <table:table-cell office:value-type="float" office:value="0.0001355971">
                <text:p>0.0001355971</text:p>
              </table:table-cell>
              <table:table-cell office:value-type="float" office:value="81.5">
                <text:p>81.5</text:p>
              </table:table-cell>
              <table:table-cell office:value-type="float" office:value="0.0001495783">
                <text:p>0.0001495783</text:p>
              </table:table-cell>
              <table:table-cell office:value-type="float" office:value="81.5">
                <text:p>81.5</text:p>
              </table:table-cell>
              <table:table-cell office:value-type="float" office:value="0">
                <text:p>0</text:p>
              </table:table-cell>
              <table:table-cell office:value-type="float" office:value="81.5">
                <text:p>8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  <table:table-cell office:value-type="float" office:value="82.5">
                <text:p>82.5</text:p>
              </table:table-cell>
              <table:table-cell office:value-type="float" office:value="0.00008771707">
                <text:p>0.00008771707</text:p>
              </table:table-cell>
              <table:table-cell office:value-type="float" office:value="82.5">
                <text:p>82.5</text:p>
              </table:table-cell>
              <table:table-cell office:value-type="float" office:value="0.000007797085">
                <text:p>0.000007797085</text:p>
              </table:table-cell>
              <table:table-cell office:value-type="float" office:value="82.5">
                <text:p>82.5</text:p>
              </table:table-cell>
              <table:table-cell office:value-type="float" office:value="0.0001402519">
                <text:p>0.0001402519</text:p>
              </table:table-cell>
              <table:table-cell office:value-type="float" office:value="82.5">
                <text:p>82.5</text:p>
              </table:table-cell>
              <table:table-cell office:value-type="float" office:value="0.00012489">
                <text:p>0.00012489</text:p>
              </table:table-cell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0.00005809919">
                <text:p>0.00005809919</text:p>
              </table:table-cell>
              <table:table-cell office:value-type="float" office:value="83.5">
                <text:p>83.5</text:p>
              </table:table-cell>
              <table:table-cell office:value-type="float" office:value="0.000005945704">
                <text:p>0.000005945704</text:p>
              </table:table-cell>
              <table:table-cell office:value-type="float" office:value="83.5">
                <text:p>83.5</text:p>
              </table:table-cell>
              <table:table-cell office:value-type="float" office:value="0.00009008441">
                <text:p>0.00009008441</text:p>
              </table:table-cell>
              <table:table-cell office:value-type="float" office:value="83.5">
                <text:p>83.5</text:p>
              </table:table-cell>
              <table:table-cell office:value-type="float" office:value="0.0001373582">
                <text:p>0.0001373582</text:p>
              </table:table-cell>
              <table:table-cell office:value-type="float" office:value="83.5">
                <text:p>83.5</text:p>
              </table:table-cell>
              <table:table-cell office:value-type="float" office:value="0">
                <text:p>0</text:p>
              </table:table-cell>
              <table:table-cell office:value-type="float" office:value="83.5">
                <text:p>8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4.5">
                <text:p>84.5</text:p>
              </table:table-cell>
              <table:table-cell office:value-type="float" office:value="0">
                <text:p>0</text:p>
              </table:table-cell>
              <table:table-cell office:value-type="float" office:value="84.5">
                <text:p>84.5</text:p>
              </table:table-cell>
              <table:table-cell office:value-type="float" office:value="0">
                <text:p>0</text:p>
              </table:table-cell>
              <table:table-cell office:value-type="float" office:value="84.5">
                <text:p>84.5</text:p>
              </table:table-cell>
              <table:table-cell office:value-type="float" office:value="0.000051557">
                <text:p>0.000051557</text:p>
              </table:table-cell>
              <table:table-cell office:value-type="float" office:value="84.5">
                <text:p>84.5</text:p>
              </table:table-cell>
              <table:table-cell office:value-type="float" office:value="0.000003880075">
                <text:p>0.000003880075</text:p>
              </table:table-cell>
              <table:table-cell office:value-type="float" office:value="84.5">
                <text:p>84.5</text:p>
              </table:table-cell>
              <table:table-cell office:value-type="float" office:value="0.000121738">
                <text:p>0.000121738</text:p>
              </table:table-cell>
              <table:table-cell office:value-type="float" office:value="84.5">
                <text:p>84.5</text:p>
              </table:table-cell>
              <table:table-cell office:value-type="float" office:value="0.0001262374">
                <text:p>0.0001262374</text:p>
              </table:table-cell>
              <table:table-cell office:value-type="float" office:value="84.5">
                <text:p>84.5</text:p>
              </table:table-cell>
              <table:table-cell office:value-type="float" office:value="0">
                <text:p>0</text:p>
              </table:table-cell>
              <table:table-cell office:value-type="float" office:value="84.5">
                <text:p>8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5.5">
                <text:p>85.5</text:p>
              </table:table-cell>
              <table:table-cell office:value-type="float" office:value="0.00005587387">
                <text:p>0.00005587387</text:p>
              </table:table-cell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5.5">
                <text:p>85.5</text:p>
              </table:table-cell>
              <table:table-cell office:value-type="float" office:value="0.00009486934">
                <text:p>0.00009486934</text:p>
              </table:table-cell>
              <table:table-cell office:value-type="float" office:value="85.5">
                <text:p>85.5</text:p>
              </table:table-cell>
              <table:table-cell office:value-type="float" office:value="0.0001065127">
                <text:p>0.0001065127</text:p>
              </table:table-cell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  <table:table-cell office:value-type="float" office:value="0.00005620227">
                <text:p>0.00005620227</text:p>
              </table:table-cell>
              <table:table-cell office:value-type="float" office:value="86.5">
                <text:p>86.5</text:p>
              </table:table-cell>
              <table:table-cell office:value-type="float" office:value="0.000002006011">
                <text:p>0.000002006011</text:p>
              </table:table-cell>
              <table:table-cell office:value-type="float" office:value="86.5">
                <text:p>86.5</text:p>
              </table:table-cell>
              <table:table-cell office:value-type="float" office:value="0.00010802">
                <text:p>0.00010802</text:p>
              </table:table-cell>
              <table:table-cell office:value-type="float" office:value="86.5">
                <text:p>86.5</text:p>
              </table:table-cell>
              <table:table-cell office:value-type="float" office:value="0.0001156693">
                <text:p>0.0001156693</text:p>
              </table:table-cell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0.00003501552">
                <text:p>0.00003501552</text:p>
              </table:table-cell>
              <table:table-cell office:value-type="float" office:value="87.5">
                <text:p>87.5</text:p>
              </table:table-cell>
              <table:table-cell office:value-type="float" office:value="0.000003894993">
                <text:p>0.000003894993</text:p>
              </table:table-cell>
              <table:table-cell office:value-type="float" office:value="87.5">
                <text:p>87.5</text:p>
              </table:table-cell>
              <table:table-cell office:value-type="float" office:value="0.0001140689">
                <text:p>0.0001140689</text:p>
              </table:table-cell>
              <table:table-cell office:value-type="float" office:value="87.5">
                <text:p>87.5</text:p>
              </table:table-cell>
              <table:table-cell office:value-type="float" office:value="0.0001651318">
                <text:p>0.0001651318</text:p>
              </table:table-cell>
              <table:table-cell office:value-type="float" office:value="87.5">
                <text:p>87.5</text:p>
              </table:table-cell>
              <table:table-cell office:value-type="float" office:value="0">
                <text:p>0</text:p>
              </table:table-cell>
              <table:table-cell office:value-type="float" office:value="87.5">
                <text:p>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8.5">
                <text:p>88.5</text:p>
              </table:table-cell>
              <table:table-cell office:value-type="float" office:value="0">
                <text:p>0</text:p>
              </table:table-cell>
              <table:table-cell office:value-type="float" office:value="88.5">
                <text:p>88.5</text:p>
              </table:table-cell>
              <table:table-cell office:value-type="float" office:value="0">
                <text:p>0</text:p>
              </table:table-cell>
              <table:table-cell office:value-type="float" office:value="88.5">
                <text:p>88.5</text:p>
              </table:table-cell>
              <table:table-cell office:value-type="float" office:value="0.00006118846">
                <text:p>0.00006118846</text:p>
              </table:table-cell>
              <table:table-cell office:value-type="float" office:value="88.5">
                <text:p>88.5</text:p>
              </table:table-cell>
              <table:table-cell office:value-type="float" office:value="0.000002058846">
                <text:p>0.000002058846</text:p>
              </table:table-cell>
              <table:table-cell office:value-type="float" office:value="88.5">
                <text:p>88.5</text:p>
              </table:table-cell>
              <table:table-cell office:value-type="float" office:value="0.00009373748">
                <text:p>0.00009373748</text:p>
              </table:table-cell>
              <table:table-cell office:value-type="float" office:value="88.5">
                <text:p>88.5</text:p>
              </table:table-cell>
              <table:table-cell office:value-type="float" office:value="0.0001375554">
                <text:p>0.0001375554</text:p>
              </table:table-cell>
              <table:table-cell office:value-type="float" office:value="88.5">
                <text:p>88.5</text:p>
              </table:table-cell>
              <table:table-cell office:value-type="float" office:value="0">
                <text:p>0</text:p>
              </table:table-cell>
              <table:table-cell office:value-type="float" office:value="88.5">
                <text:p>8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9.5">
                <text:p>89.5</text:p>
              </table:table-cell>
              <table:table-cell office:value-type="float" office:value="0">
                <text:p>0</text:p>
              </table:table-cell>
              <table:table-cell office:value-type="float" office:value="89.5">
                <text:p>89.5</text:p>
              </table:table-cell>
              <table:table-cell office:value-type="float" office:value="0">
                <text:p>0</text:p>
              </table:table-cell>
              <table:table-cell office:value-type="float" office:value="89.5">
                <text:p>89.5</text:p>
              </table:table-cell>
              <table:table-cell office:value-type="float" office:value="0.00002867292">
                <text:p>0.00002867292</text:p>
              </table:table-cell>
              <table:table-cell office:value-type="float" office:value="89.5">
                <text:p>89.5</text:p>
              </table:table-cell>
              <table:table-cell office:value-type="float" office:value="0.000004">
                <text:p>0.000004</text:p>
              </table:table-cell>
              <table:table-cell office:value-type="float" office:value="89.5">
                <text:p>89.5</text:p>
              </table:table-cell>
              <table:table-cell office:value-type="float" office:value="0.00007340804">
                <text:p>0.00007340804</text:p>
              </table:table-cell>
              <table:table-cell office:value-type="float" office:value="89.5">
                <text:p>89.5</text:p>
              </table:table-cell>
              <table:table-cell office:value-type="float" office:value="0.0001084872">
                <text:p>0.0001084872</text:p>
              </table:table-cell>
              <table:table-cell office:value-type="float" office:value="89.5">
                <text:p>89.5</text:p>
              </table:table-cell>
              <table:table-cell office:value-type="float" office:value="0">
                <text:p>0</text:p>
              </table:table-cell>
              <table:table-cell office:value-type="float" office:value="89.5">
                <text:p>8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0.5">
                <text:p>90.5</text:p>
              </table:table-cell>
              <table:table-cell office:value-type="float" office:value="0">
                <text:p>0</text:p>
              </table:table-cell>
              <table:table-cell office:value-type="float" office:value="90.5">
                <text:p>90.5</text:p>
              </table:table-cell>
              <table:table-cell office:value-type="float" office:value="0">
                <text:p>0</text:p>
              </table:table-cell>
              <table:table-cell office:value-type="float" office:value="90.5">
                <text:p>90.5</text:p>
              </table:table-cell>
              <table:table-cell office:value-type="float" office:value="0.00004185367">
                <text:p>0.00004185367</text:p>
              </table:table-cell>
              <table:table-cell office:value-type="float" office:value="90.5">
                <text:p>90.5</text:p>
              </table:table-cell>
              <table:table-cell office:value-type="float" office:value="0.000002">
                <text:p>0.000002</text:p>
              </table:table-cell>
              <table:table-cell office:value-type="float" office:value="90.5">
                <text:p>90.5</text:p>
              </table:table-cell>
              <table:table-cell office:value-type="float" office:value="0.00008859261">
                <text:p>0.00008859261</text:p>
              </table:table-cell>
              <table:table-cell office:value-type="float" office:value="90.5">
                <text:p>90.5</text:p>
              </table:table-cell>
              <table:table-cell office:value-type="float" office:value="0.0001164668">
                <text:p>0.0001164668</text:p>
              </table:table-cell>
              <table:table-cell office:value-type="float" office:value="90.5">
                <text:p>90.5</text:p>
              </table:table-cell>
              <table:table-cell office:value-type="float" office:value="0">
                <text:p>0</text:p>
              </table:table-cell>
              <table:table-cell office:value-type="float" office:value="90.5">
                <text:p>9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1.5">
                <text:p>91.5</text:p>
              </table:table-cell>
              <table:table-cell office:value-type="float" office:value="0">
                <text:p>0</text:p>
              </table:table-cell>
              <table:table-cell office:value-type="float" office:value="91.5">
                <text:p>91.5</text:p>
              </table:table-cell>
              <table:table-cell office:value-type="float" office:value="0">
                <text:p>0</text:p>
              </table:table-cell>
              <table:table-cell office:value-type="float" office:value="91.5">
                <text:p>91.5</text:p>
              </table:table-cell>
              <table:table-cell office:value-type="float" office:value="0.00003662485">
                <text:p>0.00003662485</text:p>
              </table:table-cell>
              <table:table-cell office:value-type="float" office:value="91.5">
                <text:p>91.5</text:p>
              </table:table-cell>
              <table:table-cell office:value-type="float" office:value="0">
                <text:p>0</text:p>
              </table:table-cell>
              <table:table-cell office:value-type="float" office:value="91.5">
                <text:p>91.5</text:p>
              </table:table-cell>
              <table:table-cell office:value-type="float" office:value="0.00007106675">
                <text:p>0.00007106675</text:p>
              </table:table-cell>
              <table:table-cell office:value-type="float" office:value="91.5">
                <text:p>91.5</text:p>
              </table:table-cell>
              <table:table-cell office:value-type="float" office:value="0.0001394684">
                <text:p>0.0001394684</text:p>
              </table:table-cell>
              <table:table-cell office:value-type="float" office:value="91.5">
                <text:p>91.5</text:p>
              </table:table-cell>
              <table:table-cell office:value-type="float" office:value="0">
                <text:p>0</text:p>
              </table:table-cell>
              <table:table-cell office:value-type="float" office:value="91.5">
                <text:p>9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  <table:table-cell office:value-type="float" office:value="0.00003386262">
                <text:p>0.00003386262</text:p>
              </table:table-cell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  <table:table-cell office:value-type="float" office:value="0.00009337357">
                <text:p>0.00009337357</text:p>
              </table:table-cell>
              <table:table-cell office:value-type="float" office:value="92.5">
                <text:p>92.5</text:p>
              </table:table-cell>
              <table:table-cell office:value-type="float" office:value="0.0001325446">
                <text:p>0.0001325446</text:p>
              </table:table-cell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3.5">
                <text:p>93.5</text:p>
              </table:table-cell>
              <table:table-cell office:value-type="float" office:value="0">
                <text:p>0</text:p>
              </table:table-cell>
              <table:table-cell office:value-type="float" office:value="93.5">
                <text:p>93.5</text:p>
              </table:table-cell>
              <table:table-cell office:value-type="float" office:value="0">
                <text:p>0</text:p>
              </table:table-cell>
              <table:table-cell office:value-type="float" office:value="93.5">
                <text:p>93.5</text:p>
              </table:table-cell>
              <table:table-cell office:value-type="float" office:value="0.00004344994">
                <text:p>0.00004344994</text:p>
              </table:table-cell>
              <table:table-cell office:value-type="float" office:value="93.5">
                <text:p>93.5</text:p>
              </table:table-cell>
              <table:table-cell office:value-type="float" office:value="0">
                <text:p>0</text:p>
              </table:table-cell>
              <table:table-cell office:value-type="float" office:value="93.5">
                <text:p>93.5</text:p>
              </table:table-cell>
              <table:table-cell office:value-type="float" office:value="0.00007867281">
                <text:p>0.00007867281</text:p>
              </table:table-cell>
              <table:table-cell office:value-type="float" office:value="93.5">
                <text:p>93.5</text:p>
              </table:table-cell>
              <table:table-cell office:value-type="float" office:value="0.0001335209">
                <text:p>0.0001335209</text:p>
              </table:table-cell>
              <table:table-cell office:value-type="float" office:value="93.5">
                <text:p>93.5</text:p>
              </table:table-cell>
              <table:table-cell office:value-type="float" office:value="0">
                <text:p>0</text:p>
              </table:table-cell>
              <table:table-cell office:value-type="float" office:value="93.5">
                <text:p>9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94.5">
                <text:p>94.5</text:p>
              </table:table-cell>
              <table:table-cell office:value-type="float" office:value="0.00003972175">
                <text:p>0.00003972175</text:p>
              </table:table-cell>
              <table:table-cell office:value-type="float" office:value="94.5">
                <text:p>94.5</text:p>
              </table:table-cell>
              <table:table-cell office:value-type="float" office:value="0.000004">
                <text:p>0.000004</text:p>
              </table:table-cell>
              <table:table-cell office:value-type="float" office:value="94.5">
                <text:p>94.5</text:p>
              </table:table-cell>
              <table:table-cell office:value-type="float" office:value="0.00006659304">
                <text:p>0.00006659304</text:p>
              </table:table-cell>
              <table:table-cell office:value-type="float" office:value="94.5">
                <text:p>94.5</text:p>
              </table:table-cell>
              <table:table-cell office:value-type="float" office:value="0.0001324643">
                <text:p>0.0001324643</text:p>
              </table:table-cell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5.5">
                <text:p>95.5</text:p>
              </table:table-cell>
              <table:table-cell office:value-type="float" office:value="0">
                <text:p>0</text:p>
              </table:table-cell>
              <table:table-cell office:value-type="float" office:value="95.5">
                <text:p>95.5</text:p>
              </table:table-cell>
              <table:table-cell office:value-type="float" office:value="0">
                <text:p>0</text:p>
              </table:table-cell>
              <table:table-cell office:value-type="float" office:value="95.5">
                <text:p>95.5</text:p>
              </table:table-cell>
              <table:table-cell office:value-type="float" office:value="0.0000370375">
                <text:p>0.0000370375</text:p>
              </table:table-cell>
              <table:table-cell office:value-type="float" office:value="95.5">
                <text:p>95.5</text:p>
              </table:table-cell>
              <table:table-cell office:value-type="float" office:value="0">
                <text:p>0</text:p>
              </table:table-cell>
              <table:table-cell office:value-type="float" office:value="95.5">
                <text:p>95.5</text:p>
              </table:table-cell>
              <table:table-cell office:value-type="float" office:value="0.00007958764">
                <text:p>0.00007958764</text:p>
              </table:table-cell>
              <table:table-cell office:value-type="float" office:value="95.5">
                <text:p>95.5</text:p>
              </table:table-cell>
              <table:table-cell office:value-type="float" office:value="0.0001043613">
                <text:p>0.0001043613</text:p>
              </table:table-cell>
              <table:table-cell office:value-type="float" office:value="95.5">
                <text:p>95.5</text:p>
              </table:table-cell>
              <table:table-cell office:value-type="float" office:value="0">
                <text:p>0</text:p>
              </table:table-cell>
              <table:table-cell office:value-type="float" office:value="95.5">
                <text:p>9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6.5">
                <text:p>96.5</text:p>
              </table:table-cell>
              <table:table-cell office:value-type="float" office:value="0">
                <text:p>0</text:p>
              </table:table-cell>
              <table:table-cell office:value-type="float" office:value="96.5">
                <text:p>96.5</text:p>
              </table:table-cell>
              <table:table-cell office:value-type="float" office:value="0">
                <text:p>0</text:p>
              </table:table-cell>
              <table:table-cell office:value-type="float" office:value="96.5">
                <text:p>96.5</text:p>
              </table:table-cell>
              <table:table-cell office:value-type="float" office:value="0.00001916915">
                <text:p>0.00001916915</text:p>
              </table:table-cell>
              <table:table-cell office:value-type="float" office:value="96.5">
                <text:p>96.5</text:p>
              </table:table-cell>
              <table:table-cell office:value-type="float" office:value="0">
                <text:p>0</text:p>
              </table:table-cell>
              <table:table-cell office:value-type="float" office:value="96.5">
                <text:p>96.5</text:p>
              </table:table-cell>
              <table:table-cell office:value-type="float" office:value="0.00004625932">
                <text:p>0.00004625932</text:p>
              </table:table-cell>
              <table:table-cell office:value-type="float" office:value="96.5">
                <text:p>96.5</text:p>
              </table:table-cell>
              <table:table-cell office:value-type="float" office:value="0.0001077908">
                <text:p>0.0001077908</text:p>
              </table:table-cell>
              <table:table-cell office:value-type="float" office:value="96.5">
                <text:p>96.5</text:p>
              </table:table-cell>
              <table:table-cell office:value-type="float" office:value="0">
                <text:p>0</text:p>
              </table:table-cell>
              <table:table-cell office:value-type="float" office:value="96.5">
                <text:p>9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  <table:table-cell office:value-type="float" office:value="97.5">
                <text:p>97.5</text:p>
              </table:table-cell>
              <table:table-cell office:value-type="float" office:value="0.00004823324">
                <text:p>0.00004823324</text:p>
              </table:table-cell>
              <table:table-cell office:value-type="float" office:value="97.5">
                <text:p>97.5</text:p>
              </table:table-cell>
              <table:table-cell office:value-type="float" office:value="0.000001829578">
                <text:p>0.000001829578</text:p>
              </table:table-cell>
              <table:table-cell office:value-type="float" office:value="97.5">
                <text:p>97.5</text:p>
              </table:table-cell>
              <table:table-cell office:value-type="float" office:value="0.00008265026">
                <text:p>0.00008265026</text:p>
              </table:table-cell>
              <table:table-cell office:value-type="float" office:value="97.5">
                <text:p>97.5</text:p>
              </table:table-cell>
              <table:table-cell office:value-type="float" office:value="0.000123085">
                <text:p>0.000123085</text:p>
              </table:table-cell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  <table:table-cell office:value-type="float" office:value="98.5">
                <text:p>98.5</text:p>
              </table:table-cell>
              <table:table-cell office:value-type="float" office:value="0.00003779436">
                <text:p>0.00003779436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  <table:table-cell office:value-type="float" office:value="98.5">
                <text:p>98.5</text:p>
              </table:table-cell>
              <table:table-cell office:value-type="float" office:value="0.00007221741">
                <text:p>0.00007221741</text:p>
              </table:table-cell>
              <table:table-cell office:value-type="float" office:value="98.5">
                <text:p>98.5</text:p>
              </table:table-cell>
              <table:table-cell office:value-type="float" office:value="0.00009732827">
                <text:p>0.00009732827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  <table:table-cell office:value-type="float" office:value="98.5">
                <text:p>9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9.5">
                <text:p>99.5</text:p>
              </table:table-cell>
              <table:table-cell office:value-type="float" office:value="0">
                <text:p>0</text:p>
              </table:table-cell>
              <table:table-cell office:value-type="float" office:value="99.5">
                <text:p>99.5</text:p>
              </table:table-cell>
              <table:table-cell office:value-type="float" office:value="0">
                <text:p>0</text:p>
              </table:table-cell>
              <table:table-cell office:value-type="float" office:value="99.5">
                <text:p>99.5</text:p>
              </table:table-cell>
              <table:table-cell office:value-type="float" office:value="0.00004164632">
                <text:p>0.00004164632</text:p>
              </table:table-cell>
              <table:table-cell office:value-type="float" office:value="99.5">
                <text:p>99.5</text:p>
              </table:table-cell>
              <table:table-cell office:value-type="float" office:value="0">
                <text:p>0</text:p>
              </table:table-cell>
              <table:table-cell office:value-type="float" office:value="99.5">
                <text:p>99.5</text:p>
              </table:table-cell>
              <table:table-cell office:value-type="float" office:value="0.00007976141">
                <text:p>0.00007976141</text:p>
              </table:table-cell>
              <table:table-cell office:value-type="float" office:value="99.5">
                <text:p>99.5</text:p>
              </table:table-cell>
              <table:table-cell office:value-type="float" office:value="0.00008355466">
                <text:p>0.00008355466</text:p>
              </table:table-cell>
              <table:table-cell office:value-type="float" office:value="99.5">
                <text:p>99.5</text:p>
              </table:table-cell>
              <table:table-cell office:value-type="float" office:value="0">
                <text:p>0</text:p>
              </table:table-cell>
              <table:table-cell office:value-type="float" office:value="99.5">
                <text:p>99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